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csv_1000" table:style-name="ta1">
        <table:shapes>
          <draw:frame draw:z-index="0" draw:style-name="gr1" draw:text-style-name="P1" svg:width="608.17pt" svg:height="343.53pt" svg:x="320.03pt" svg:y="41.98pt">
            <loext:p draw:notify-on-update-of-ranges="time_csv_1000.A2:time_csv_1000.A1001 time_csv_1000.B2:time_csv_1000.B1001 time_csv_1000.C2:time_csv_1000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ist size</text:p>
          </table:table-cell>
          <table:table-cell office:value-type="string" calcext:value-type="string">
            <text:p>for loop time</text:p>
          </table:table-cell>
          <table:table-cell office:value-type="string" calcext:value-type="string">
            <text:p>list comprehens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715255737304688" calcext:value-type="float">
            <text:p>7.15255737304688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95367431640625" calcext:value-type="float">
            <text:p>9.5367431640625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119209289550781" calcext:value-type="float">
            <text:p>1.19209289550781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95367431640625" calcext:value-type="float">
            <text:p>9.5367431640625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119209289550781" calcext:value-type="float">
            <text:p>1.19209289550781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166893005371094" calcext:value-type="float">
            <text:p>1.66893005371094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166893005371094" calcext:value-type="float">
            <text:p>1.66893005371094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166893005371094" calcext:value-type="float">
            <text:p>1.66893005371094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166893005371094" calcext:value-type="float">
            <text:p>1.66893005371094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19073486328125" calcext:value-type="float">
            <text:p>1.9073486328125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119209289550781" calcext:value-type="float">
            <text:p>1.19209289550781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119209289550781" calcext:value-type="float">
            <text:p>1.19209289550781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119686126708984" calcext:value-type="float">
            <text:p>0.00011968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166893005371094" calcext:value-type="float">
            <text:p>1.66893005371094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166893005371094" calcext:value-type="float">
            <text:p>1.66893005371094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166893005371094" calcext:value-type="float">
            <text:p>1.66893005371094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143051147460938" calcext:value-type="float">
            <text:p>1.43051147460938E-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166893005371094" calcext:value-type="float">
            <text:p>1.66893005371094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166893005371094" calcext:value-type="float">
            <text:p>1.66893005371094E-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19073486328125" calcext:value-type="float">
            <text:p>1.9073486328125E-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19073486328125" calcext:value-type="float">
            <text:p>1.9073486328125E-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19073486328125" calcext:value-type="float">
            <text:p>1.9073486328125E-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19073486328125" calcext:value-type="float">
            <text:p>1.9073486328125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19073486328125" calcext:value-type="float">
            <text:p>1.9073486328125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19073486328125" calcext:value-type="float">
            <text:p>1.9073486328125E-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19073486328125" calcext:value-type="float">
            <text:p>1.9073486328125E-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214576721191406" calcext:value-type="float">
            <text:p>2.14576721191406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238418579101562" calcext:value-type="float">
            <text:p>2.38418579101562E-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214576721191406" calcext:value-type="float">
            <text:p>2.14576721191406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214576721191406" calcext:value-type="float">
            <text:p>2.14576721191406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262260437011719" calcext:value-type="float">
            <text:p>2.62260437011719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214576721191406" calcext:value-type="float">
            <text:p>2.14576721191406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214576721191406" calcext:value-type="float">
            <text:p>2.14576721191406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238418579101562" calcext:value-type="float">
            <text:p>2.38418579101562E-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214576721191406" calcext:value-type="float">
            <text:p>2.14576721191406E-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238418579101562" calcext:value-type="float">
            <text:p>2.38418579101562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238418579101562" calcext:value-type="float">
            <text:p>2.38418579101562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238418579101562" calcext:value-type="float">
            <text:p>2.38418579101562E-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262260437011719" calcext:value-type="float">
            <text:p>2.62260437011719E-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238418579101562" calcext:value-type="float">
            <text:p>2.38418579101562E-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309944152832031" calcext:value-type="float">
            <text:p>3.09944152832031E-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286102294921875" calcext:value-type="float">
            <text:p>0.0000028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286102294921875" calcext:value-type="float">
            <text:p>0.0000028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333786010742187" calcext:value-type="float">
            <text:p>3.33786010742187E-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286102294921875" calcext:value-type="float">
            <text:p>0.0000028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309944152832031" calcext:value-type="float">
            <text:p>3.09944152832031E-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286102294921875" calcext:value-type="float">
            <text:p>0.0000028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333786010742187" calcext:value-type="float">
            <text:p>3.33786010742187E-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286102294921875" calcext:value-type="float">
            <text:p>0.0000028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309944152832031" calcext:value-type="float">
            <text:p>3.09944152832031E-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309944152832031" calcext:value-type="float">
            <text:p>3.09944152832031E-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309944152832031" calcext:value-type="float">
            <text:p>3.09944152832031E-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309944152832031" calcext:value-type="float">
            <text:p>3.09944152832031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309944152832031" calcext:value-type="float">
            <text:p>3.09944152832031E-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309944152832031" calcext:value-type="float">
            <text:p>3.09944152832031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309944152832031" calcext:value-type="float">
            <text:p>3.09944152832031E-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333786010742187" calcext:value-type="float">
            <text:p>3.33786010742187E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309944152832031" calcext:value-type="float">
            <text:p>3.09944152832031E-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357627868652344" calcext:value-type="float">
            <text:p>3.57627868652344E-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357627868652344" calcext:value-type="float">
            <text:p>3.57627868652344E-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357627868652344" calcext:value-type="float">
            <text:p>3.57627868652344E-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333786010742187" calcext:value-type="float">
            <text:p>3.33786010742187E-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405311584472656" calcext:value-type="float">
            <text:p>4.05311584472656E-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357627868652344" calcext:value-type="float">
            <text:p>3.57627868652344E-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333786010742187" calcext:value-type="float">
            <text:p>3.33786010742187E-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357627868652344" calcext:value-type="float">
            <text:p>3.57627868652344E-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357627868652344" calcext:value-type="float">
            <text:p>3.57627868652344E-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357627868652344" calcext:value-type="float">
            <text:p>3.57627868652344E-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405311584472656" calcext:value-type="float">
            <text:p>4.05311584472656E-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405311584472656" calcext:value-type="float">
            <text:p>4.05311584472656E-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405311584472656" calcext:value-type="float">
            <text:p>4.05311584472656E-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405311584472656" calcext:value-type="float">
            <text:p>4.05311584472656E-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405311584472656" calcext:value-type="float">
            <text:p>4.05311584472656E-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405311584472656" calcext:value-type="float">
            <text:p>4.05311584472656E-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405311584472656" calcext:value-type="float">
            <text:p>4.05311584472656E-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405311584472656" calcext:value-type="float">
            <text:p>4.05311584472656E-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405311584472656" calcext:value-type="float">
            <text:p>4.05311584472656E-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405311584472656" calcext:value-type="float">
            <text:p>4.05311584472656E-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452995300292969" calcext:value-type="float">
            <text:p>0.000004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452995300292969" calcext:value-type="float">
            <text:p>0.000004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452995300292969" calcext:value-type="float">
            <text:p>0.000004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452995300292969" calcext:value-type="float">
            <text:p>0.0000045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0452995300292969" calcext:value-type="float">
            <text:p>0.000004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476837158203125" calcext:value-type="float">
            <text:p>4.76837158203125E-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452995300292969" calcext:value-type="float">
            <text:p>0.000004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429153442382813" calcext:value-type="float">
            <text:p>4.29153442382813E-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452995300292969" calcext:value-type="float">
            <text:p>0.000004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452995300292969" calcext:value-type="float">
            <text:p>0.000004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452995300292969" calcext:value-type="float">
            <text:p>0.0000045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476837158203125" calcext:value-type="float">
            <text:p>4.76837158203125E-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476837158203125" calcext:value-type="float">
            <text:p>4.76837158203125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524520874023438" calcext:value-type="float">
            <text:p>5.24520874023438E-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524520874023438" calcext:value-type="float">
            <text:p>5.24520874023438E-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500679016113281" calcext:value-type="float">
            <text:p>5.00679016113281E-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524520874023438" calcext:value-type="float">
            <text:p>5.24520874023438E-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500679016113281" calcext:value-type="float">
            <text:p>5.00679016113281E-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524520874023438" calcext:value-type="float">
            <text:p>5.24520874023438E-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524520874023438" calcext:value-type="float">
            <text:p>5.24520874023438E-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500679016113281" calcext:value-type="float">
            <text:p>5.00679016113281E-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524520874023438" calcext:value-type="float">
            <text:p>5.24520874023438E-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500679016113281" calcext:value-type="float">
            <text:p>5.00679016113281E-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524520874023438" calcext:value-type="float">
            <text:p>5.24520874023438E-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0548362731933594" calcext:value-type="float">
            <text:p>5.48362731933594E-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524520874023438" calcext:value-type="float">
            <text:p>5.24520874023438E-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596046447753906" calcext:value-type="float">
            <text:p>5.96046447753906E-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548362731933594" calcext:value-type="float">
            <text:p>5.48362731933594E-0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57220458984375" calcext:value-type="float">
            <text:p>0.0000057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0548362731933594" calcext:value-type="float">
            <text:p>5.48362731933594E-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548362731933594" calcext:value-type="float">
            <text:p>5.48362731933594E-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548362731933594" calcext:value-type="float">
            <text:p>5.48362731933594E-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548362731933594" calcext:value-type="float">
            <text:p>5.48362731933594E-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548362731933594" calcext:value-type="float">
            <text:p>5.48362731933594E-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57220458984375" calcext:value-type="float">
            <text:p>0.0000057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57220458984375" calcext:value-type="float">
            <text:p>0.0000057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.00000548362731933594" calcext:value-type="float">
            <text:p>5.48362731933594E-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596046447753906" calcext:value-type="float">
            <text:p>5.96046447753906E-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548362731933594" calcext:value-type="float">
            <text:p>5.48362731933594E-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715255737304688" calcext:value-type="float">
            <text:p>7.15255737304688E-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786781311035156" calcext:value-type="float">
            <text:p>7.86781311035156E-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643730163574219" calcext:value-type="float">
            <text:p>6.43730163574219E-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715255737304688" calcext:value-type="float">
            <text:p>7.15255737304688E-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619888305664063" calcext:value-type="float">
            <text:p>6.19888305664063E-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619888305664063" calcext:value-type="float">
            <text:p>6.19888305664063E-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643730163574219" calcext:value-type="float">
            <text:p>6.43730163574219E-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786781311035156" calcext:value-type="float">
            <text:p>7.86781311035156E-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715255737304688" calcext:value-type="float">
            <text:p>7.15255737304688E-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164508819580078" calcext:value-type="float">
            <text:p>1.64508819580078E-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619888305664063" calcext:value-type="float">
            <text:p>6.19888305664063E-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643730163574219" calcext:value-type="float">
            <text:p>6.43730163574219E-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154972076416016" calcext:value-type="float">
            <text:p>1.54972076416016E-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.00000643730163574219" calcext:value-type="float">
            <text:p>6.43730163574219E-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643730163574219" calcext:value-type="float">
            <text:p>6.43730163574219E-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643730163574219" calcext:value-type="float">
            <text:p>6.43730163574219E-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619888305664063" calcext:value-type="float">
            <text:p>6.19888305664063E-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619888305664063" calcext:value-type="float">
            <text:p>6.19888305664063E-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643730163574219" calcext:value-type="float">
            <text:p>6.43730163574219E-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643730163574219" calcext:value-type="float">
            <text:p>6.43730163574219E-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643730163574219" calcext:value-type="float">
            <text:p>6.43730163574219E-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691413879394531" calcext:value-type="float">
            <text:p>6.91413879394531E-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691413879394531" calcext:value-type="float">
            <text:p>6.91413879394531E-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691413879394531" calcext:value-type="float">
            <text:p>6.91413879394531E-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667572021484375" calcext:value-type="float">
            <text:p>6.67572021484375E-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691413879394531" calcext:value-type="float">
            <text:p>6.91413879394531E-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691413879394531" calcext:value-type="float">
            <text:p>6.91413879394531E-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691413879394531" calcext:value-type="float">
            <text:p>6.91413879394531E-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715255737304688" calcext:value-type="float">
            <text:p>7.15255737304688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715255737304688" calcext:value-type="float">
            <text:p>7.15255737304688E-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715255737304688" calcext:value-type="float">
            <text:p>7.15255737304688E-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0715255737304688" calcext:value-type="float">
            <text:p>7.15255737304688E-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715255737304688" calcext:value-type="float">
            <text:p>7.15255737304688E-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762939453125" calcext:value-type="float">
            <text:p>7.62939453125E-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762939453125" calcext:value-type="float">
            <text:p>7.62939453125E-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0762939453125" calcext:value-type="float">
            <text:p>7.62939453125E-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.00000786781311035156" calcext:value-type="float">
            <text:p>7.86781311035156E-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.00000786781311035156" calcext:value-type="float">
            <text:p>7.86781311035156E-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.00000786781311035156" calcext:value-type="float">
            <text:p>7.86781311035156E-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.00000786781311035156" calcext:value-type="float">
            <text:p>7.86781311035156E-0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.00000786781311035156" calcext:value-type="float">
            <text:p>7.86781311035156E-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00786781311035156" calcext:value-type="float">
            <text:p>7.86781311035156E-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.00000786781311035156" calcext:value-type="float">
            <text:p>7.86781311035156E-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00786781311035156" calcext:value-type="float">
            <text:p>7.86781311035156E-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834465026855469" calcext:value-type="float">
            <text:p>8.34465026855469E-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.00000834465026855469" calcext:value-type="float">
            <text:p>8.34465026855469E-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0834465026855469" calcext:value-type="float">
            <text:p>8.34465026855469E-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314712524414062" calcext:value-type="float">
            <text:p>3.14712524414062E-05</text:p>
          </table:table-cell>
          <table:table-cell office:value-type="float" office:value="0.00000882148742675781" calcext:value-type="float">
            <text:p>8.82148742675781E-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882148742675781" calcext:value-type="float">
            <text:p>8.82148742675781E-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882148742675781" calcext:value-type="float">
            <text:p>8.82148742675781E-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145435333251953" calcext:value-type="float">
            <text:p>1.45435333251953E-05</text:p>
          </table:table-cell>
          <table:table-cell office:value-type="float" office:value="0.00000882148742675781" calcext:value-type="float">
            <text:p>8.82148742675781E-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45435333251953" calcext:value-type="float">
            <text:p>1.45435333251953E-05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929832458496094" calcext:value-type="float">
            <text:p>9.29832458496094E-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0929832458496094" calcext:value-type="float">
            <text:p>9.29832458496094E-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929832458496094" calcext:value-type="float">
            <text:p>9.29832458496094E-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0905990600585938" calcext:value-type="float">
            <text:p>9.05990600585938E-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0929832458496094" calcext:value-type="float">
            <text:p>9.29832458496094E-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0929832458496094" calcext:value-type="float">
            <text:p>9.29832458496094E-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0929832458496094" calcext:value-type="float">
            <text:p>9.29832458496094E-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.0000095367431640625" calcext:value-type="float">
            <text:p>9.5367431640625E-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.00000929832458496094" calcext:value-type="float">
            <text:p>9.29832458496094E-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095367431640625" calcext:value-type="float">
            <text:p>9.5367431640625E-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95367431640625" calcext:value-type="float">
            <text:p>9.5367431640625E-0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.00000977516174316406" calcext:value-type="float">
            <text:p>9.77516174316406E-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95367431640625" calcext:value-type="float">
            <text:p>9.5367431640625E-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95367431640625" calcext:value-type="float">
            <text:p>9.5367431640625E-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977516174316406" calcext:value-type="float">
            <text:p>9.77516174316406E-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.0000095367431640625" calcext:value-type="float">
            <text:p>9.5367431640625E-0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164508819580078" calcext:value-type="float">
            <text:p>1.64508819580078E-05</text:p>
          </table:table-cell>
          <table:table-cell office:value-type="float" office:value="0.0000095367431640625" calcext:value-type="float">
            <text:p>9.5367431640625E-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164508819580078" calcext:value-type="float">
            <text:p>1.64508819580078E-05</text:p>
          </table:table-cell>
          <table:table-cell office:value-type="float" office:value="0.00000977516174316406" calcext:value-type="float">
            <text:p>9.77516174316406E-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0977516174316406" calcext:value-type="float">
            <text:p>9.77516174316406E-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0977516174316406" calcext:value-type="float">
            <text:p>9.77516174316406E-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0977516174316406" calcext:value-type="float">
            <text:p>9.77516174316406E-0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64508819580078" calcext:value-type="float">
            <text:p>1.64508819580078E-05</text:p>
          </table:table-cell>
          <table:table-cell office:value-type="float" office:value="0.0000100135803222656" calcext:value-type="float">
            <text:p>1.00135803222656E-0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100135803222656" calcext:value-type="float">
            <text:p>1.00135803222656E-0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100135803222656" calcext:value-type="float">
            <text:p>1.00135803222656E-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100135803222656" calcext:value-type="float">
            <text:p>1.00135803222656E-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100135803222656" calcext:value-type="float">
            <text:p>1.00135803222656E-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100135803222656" calcext:value-type="float">
            <text:p>1.00135803222656E-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100135803222656" calcext:value-type="float">
            <text:p>1.00135803222656E-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100135803222656" calcext:value-type="float">
            <text:p>1.00135803222656E-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102519989013672" calcext:value-type="float">
            <text:p>0.00001025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100135803222656" calcext:value-type="float">
            <text:p>1.00135803222656E-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102519989013672" calcext:value-type="float">
            <text:p>0.0000102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102519989013672" calcext:value-type="float">
            <text:p>0.0000102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102519989013672" calcext:value-type="float">
            <text:p>0.00001025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102519989013672" calcext:value-type="float">
            <text:p>0.00001025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104904174804688" calcext:value-type="float">
            <text:p>1.04904174804688E-0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107288360595703" calcext:value-type="float">
            <text:p>1.07288360595703E-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109672546386719" calcext:value-type="float">
            <text:p>1.09672546386719E-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107288360595703" calcext:value-type="float">
            <text:p>1.07288360595703E-0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107288360595703" calcext:value-type="float">
            <text:p>1.07288360595703E-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107288360595703" calcext:value-type="float">
            <text:p>1.07288360595703E-0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107288360595703" calcext:value-type="float">
            <text:p>1.07288360595703E-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107288360595703" calcext:value-type="float">
            <text:p>1.07288360595703E-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109672546386719" calcext:value-type="float">
            <text:p>1.09672546386719E-0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107288360595703" calcext:value-type="float">
            <text:p>1.07288360595703E-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109672546386719" calcext:value-type="float">
            <text:p>1.09672546386719E-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109672546386719" calcext:value-type="float">
            <text:p>1.09672546386719E-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.0000109672546386719" calcext:value-type="float">
            <text:p>1.09672546386719E-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109672546386719" calcext:value-type="float">
            <text:p>1.09672546386719E-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109672546386719" calcext:value-type="float">
            <text:p>1.09672546386719E-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112056732177734" calcext:value-type="float">
            <text:p>1.12056732177734E-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109672546386719" calcext:value-type="float">
            <text:p>1.09672546386719E-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109672546386719" calcext:value-type="float">
            <text:p>1.09672546386719E-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112056732177734" calcext:value-type="float">
            <text:p>1.12056732177734E-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112056732177734" calcext:value-type="float">
            <text:p>1.12056732177734E-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00112056732177734" calcext:value-type="float">
            <text:p>1.12056732177734E-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116825103759766" calcext:value-type="float">
            <text:p>1.16825103759766E-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11444091796875" calcext:value-type="float">
            <text:p>1.1444091796875E-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11444091796875" calcext:value-type="float">
            <text:p>1.1444091796875E-0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0011444091796875" calcext:value-type="float">
            <text:p>1.1444091796875E-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295639038085937" calcext:value-type="float">
            <text:p>2.95639038085937E-05</text:p>
          </table:table-cell>
          <table:table-cell office:value-type="float" office:value="0.0000202655792236328" calcext:value-type="float">
            <text:p>2.02655792236328E-0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0011444091796875" calcext:value-type="float">
            <text:p>1.1444091796875E-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143051147460938" calcext:value-type="float">
            <text:p>1.43051147460938E-0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216960906982422" calcext:value-type="float">
            <text:p>2.16960906982422E-0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11444091796875" calcext:value-type="float">
            <text:p>1.1444091796875E-0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11444091796875" calcext:value-type="float">
            <text:p>1.1444091796875E-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11444091796875" calcext:value-type="float">
            <text:p>1.1444091796875E-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11444091796875" calcext:value-type="float">
            <text:p>1.1444091796875E-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116825103759766" calcext:value-type="float">
            <text:p>1.16825103759766E-0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116825103759766" calcext:value-type="float">
            <text:p>1.16825103759766E-0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119209289550781" calcext:value-type="float">
            <text:p>1.19209289550781E-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116825103759766" calcext:value-type="float">
            <text:p>1.16825103759766E-0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116825103759766" calcext:value-type="float">
            <text:p>1.16825103759766E-0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119209289550781" calcext:value-type="float">
            <text:p>1.19209289550781E-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119209289550781" calcext:value-type="float">
            <text:p>1.19209289550781E-0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116825103759766" calcext:value-type="float">
            <text:p>1.16825103759766E-0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119209289550781" calcext:value-type="float">
            <text:p>1.19209289550781E-0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345706939697266" calcext:value-type="float">
            <text:p>3.45706939697266E-05</text:p>
          </table:table-cell>
          <table:table-cell office:value-type="float" office:value="0.0000126361846923828" calcext:value-type="float">
            <text:p>1.26361846923828E-0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121593475341797" calcext:value-type="float">
            <text:p>1.21593475341797E-0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123977661132813" calcext:value-type="float">
            <text:p>1.23977661132813E-0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123977661132813" calcext:value-type="float">
            <text:p>1.23977661132813E-0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123977661132813" calcext:value-type="float">
            <text:p>1.23977661132813E-0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123977661132813" calcext:value-type="float">
            <text:p>1.23977661132813E-0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126361846923828" calcext:value-type="float">
            <text:p>1.26361846923828E-0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0238418579101562" calcext:value-type="float">
            <text:p>2.38418579101562E-0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123977661132813" calcext:value-type="float">
            <text:p>1.23977661132813E-0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126361846923828" calcext:value-type="float">
            <text:p>1.26361846923828E-0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126361846923828" calcext:value-type="float">
            <text:p>1.26361846923828E-0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126361846923828" calcext:value-type="float">
            <text:p>1.26361846923828E-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.0000126361846923828" calcext:value-type="float">
            <text:p>1.26361846923828E-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126361846923828" calcext:value-type="float">
            <text:p>1.26361846923828E-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.0000126361846923828" calcext:value-type="float">
            <text:p>1.26361846923828E-0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128746032714844" calcext:value-type="float">
            <text:p>1.28746032714844E-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126361846923828" calcext:value-type="float">
            <text:p>1.26361846923828E-0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128746032714844" calcext:value-type="float">
            <text:p>1.28746032714844E-0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.0000128746032714844" calcext:value-type="float">
            <text:p>1.28746032714844E-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128746032714844" calcext:value-type="float">
            <text:p>1.28746032714844E-0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128746032714844" calcext:value-type="float">
            <text:p>1.28746032714844E-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128746032714844" calcext:value-type="float">
            <text:p>1.28746032714844E-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128746032714844" calcext:value-type="float">
            <text:p>1.28746032714844E-0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131130218505859" calcext:value-type="float">
            <text:p>0.00001311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128746032714844" calcext:value-type="float">
            <text:p>1.28746032714844E-0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231266021728516" calcext:value-type="float">
            <text:p>2.31266021728516E-0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333786010742187" calcext:value-type="float">
            <text:p>3.33786010742187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131130218505859" calcext:value-type="float">
            <text:p>0.00001311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131130218505859" calcext:value-type="float">
            <text:p>0.0000131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133514404296875" calcext:value-type="float">
            <text:p>1.33514404296875E-0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133514404296875" calcext:value-type="float">
            <text:p>1.33514404296875E-0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0.0000233650207519531" calcext:value-type="float">
            <text:p>0.00002336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429153442382813" calcext:value-type="float">
            <text:p>4.29153442382813E-05</text:p>
          </table:table-cell>
          <table:table-cell office:value-type="float" office:value="0.0000133514404296875" calcext:value-type="float">
            <text:p>1.33514404296875E-0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131130218505859" calcext:value-type="float">
            <text:p>0.0000131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135898590087891" calcext:value-type="float">
            <text:p>1.35898590087891E-0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133514404296875" calcext:value-type="float">
            <text:p>1.33514404296875E-0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133514404296875" calcext:value-type="float">
            <text:p>1.33514404296875E-0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133514404296875" calcext:value-type="float">
            <text:p>1.33514404296875E-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431537628173828" calcext:value-type="float">
            <text:p>4.31537628173828E-05</text:p>
          </table:table-cell>
          <table:table-cell office:value-type="float" office:value="0.0000147819519042969" calcext:value-type="float">
            <text:p>0.00001478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140666961669922" calcext:value-type="float">
            <text:p>1.40666961669922E-0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271797180175781" calcext:value-type="float">
            <text:p>2.71797180175781E-0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386238098144531" calcext:value-type="float">
            <text:p>3.86238098144531E-05</text:p>
          </table:table-cell>
          <table:table-cell office:value-type="float" office:value="0.0000140666961669922" calcext:value-type="float">
            <text:p>1.40666961669922E-0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135898590087891" calcext:value-type="float">
            <text:p>1.35898590087891E-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138282775878906" calcext:value-type="float">
            <text:p>1.38282775878906E-0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138282775878906" calcext:value-type="float">
            <text:p>1.38282775878906E-0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135898590087891" calcext:value-type="float">
            <text:p>1.35898590087891E-0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138282775878906" calcext:value-type="float">
            <text:p>1.38282775878906E-0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138282775878906" calcext:value-type="float">
            <text:p>1.38282775878906E-0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138282775878906" calcext:value-type="float">
            <text:p>1.38282775878906E-0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135898590087891" calcext:value-type="float">
            <text:p>1.35898590087891E-0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.0000140666961669922" calcext:value-type="float">
            <text:p>1.40666961669922E-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.0000138282775878906" calcext:value-type="float">
            <text:p>1.38282775878906E-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140666961669922" calcext:value-type="float">
            <text:p>1.40666961669922E-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138282775878906" calcext:value-type="float">
            <text:p>1.38282775878906E-0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140666961669922" calcext:value-type="float">
            <text:p>1.40666961669922E-0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143051147460938" calcext:value-type="float">
            <text:p>1.43051147460938E-0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138282775878906" calcext:value-type="float">
            <text:p>1.38282775878906E-0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147819519042969" calcext:value-type="float">
            <text:p>0.00001478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140666961669922" calcext:value-type="float">
            <text:p>1.40666961669922E-0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145435333251953" calcext:value-type="float">
            <text:p>1.45435333251953E-0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262260437011719" calcext:value-type="float">
            <text:p>0.000026226</text:p>
          </table:table-cell>
          <table:table-cell office:value-type="float" office:value="0.0000152587890625" calcext:value-type="float">
            <text:p>1.52587890625E-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262260437011719" calcext:value-type="float">
            <text:p>0.000026226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326633453369141" calcext:value-type="float">
            <text:p>3.26633453369141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326633453369141" calcext:value-type="float">
            <text:p>3.26633453369141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326633453369141" calcext:value-type="float">
            <text:p>3.26633453369141E-05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333786010742187" calcext:value-type="float">
            <text:p>3.33786010742187E-05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336170196533203" calcext:value-type="float">
            <text:p>0.000033617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336170196533203" calcext:value-type="float">
            <text:p>0.000033617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336170196533203" calcext:value-type="float">
            <text:p>0.000033617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333786010742187" calcext:value-type="float">
            <text:p>3.33786010742187E-05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336170196533203" calcext:value-type="float">
            <text:p>0.000033617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338554382324219" calcext:value-type="float">
            <text:p>3.38554382324219E-05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34332275390625" calcext:value-type="float">
            <text:p>3.4332275390625E-05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336170196533203" calcext:value-type="float">
            <text:p>0.000033617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336170196533203" calcext:value-type="float">
            <text:p>0.000033617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34332275390625" calcext:value-type="float">
            <text:p>3.4332275390625E-05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345706939697266" calcext:value-type="float">
            <text:p>3.45706939697266E-05</text:p>
          </table:table-cell>
          <table:table-cell office:value-type="float" office:value="0.0000185966491699219" calcext:value-type="float">
            <text:p>1.85966491699219E-0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345706939697266" calcext:value-type="float">
            <text:p>3.45706939697266E-05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00185966491699219" calcext:value-type="float">
            <text:p>1.85966491699219E-0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340938568115234" calcext:value-type="float">
            <text:p>3.40938568115234E-05</text:p>
          </table:table-cell>
          <table:table-cell office:value-type="float" office:value="0.0000185966491699219" calcext:value-type="float">
            <text:p>1.85966491699219E-0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00185966491699219" calcext:value-type="float">
            <text:p>1.85966491699219E-0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340938568115234" calcext:value-type="float">
            <text:p>3.40938568115234E-05</text:p>
          </table:table-cell>
          <table:table-cell office:value-type="float" office:value="0.0000185966491699219" calcext:value-type="float">
            <text:p>1.85966491699219E-0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345706939697266" calcext:value-type="float">
            <text:p>3.45706939697266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00185966491699219" calcext:value-type="float">
            <text:p>1.85966491699219E-0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352859497070312" calcext:value-type="float">
            <text:p>3.52859497070312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352859497070312" calcext:value-type="float">
            <text:p>3.52859497070312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0355243682861328" calcext:value-type="float">
            <text:p>3.55243682861328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355243682861328" calcext:value-type="float">
            <text:p>3.55243682861328E-05</text:p>
          </table:table-cell>
          <table:table-cell office:value-type="float" office:value="0.000019073486328125" calcext:value-type="float">
            <text:p>1.9073486328125E-0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019073486328125" calcext:value-type="float">
            <text:p>1.9073486328125E-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19073486328125" calcext:value-type="float">
            <text:p>1.9073486328125E-0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019073486328125" calcext:value-type="float">
            <text:p>1.9073486328125E-0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019073486328125" calcext:value-type="float">
            <text:p>1.9073486328125E-0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0197887420654297" calcext:value-type="float">
            <text:p>1.97887420654297E-0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371932983398437" calcext:value-type="float">
            <text:p>3.71932983398437E-05</text:p>
          </table:table-cell>
          <table:table-cell office:value-type="float" office:value="0.0000197887420654297" calcext:value-type="float">
            <text:p>1.97887420654297E-0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371932983398437" calcext:value-type="float">
            <text:p>3.71932983398437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374317169189453" calcext:value-type="float">
            <text:p>3.74317169189453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371932983398437" calcext:value-type="float">
            <text:p>3.71932983398437E-05</text:p>
          </table:table-cell>
          <table:table-cell office:value-type="float" office:value="0.0000197887420654297" calcext:value-type="float">
            <text:p>1.97887420654297E-0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0202655792236328" calcext:value-type="float">
            <text:p>2.02655792236328E-0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0238418579101562" calcext:value-type="float">
            <text:p>2.38418579101562E-0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402927398681641" calcext:value-type="float">
            <text:p>4.02927398681641E-05</text:p>
          </table:table-cell>
          <table:table-cell office:value-type="float" office:value="0.0000164508819580078" calcext:value-type="float">
            <text:p>1.64508819580078E-0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00309944152832031" calcext:value-type="float">
            <text:p>3.09944152832031E-05</text:p>
          </table:table-cell>
          <table:table-cell office:value-type="float" office:value="0.0000166893005371094" calcext:value-type="float">
            <text:p>1.66893005371094E-0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0164508819580078" calcext:value-type="float">
            <text:p>1.64508819580078E-0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307559967041016" calcext:value-type="float">
            <text:p>0.000030756</text:p>
          </table:table-cell>
          <table:table-cell office:value-type="float" office:value="0.0000166893005371094" calcext:value-type="float">
            <text:p>1.66893005371094E-0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0164508819580078" calcext:value-type="float">
            <text:p>1.64508819580078E-0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309944152832031" calcext:value-type="float">
            <text:p>3.09944152832031E-05</text:p>
          </table:table-cell>
          <table:table-cell office:value-type="float" office:value="0.0000166893005371094" calcext:value-type="float">
            <text:p>1.66893005371094E-0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0166893005371094" calcext:value-type="float">
            <text:p>1.66893005371094E-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0166893005371094" calcext:value-type="float">
            <text:p>1.66893005371094E-0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314712524414062" calcext:value-type="float">
            <text:p>3.14712524414062E-05</text:p>
          </table:table-cell>
          <table:table-cell office:value-type="float" office:value="0.0000164508819580078" calcext:value-type="float">
            <text:p>1.64508819580078E-0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314712524414062" calcext:value-type="float">
            <text:p>3.14712524414062E-05</text:p>
          </table:table-cell>
          <table:table-cell office:value-type="float" office:value="0.0000166893005371094" calcext:value-type="float">
            <text:p>1.66893005371094E-0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314712524414062" calcext:value-type="float">
            <text:p>3.14712524414062E-05</text:p>
          </table:table-cell>
          <table:table-cell office:value-type="float" office:value="0.0000169277191162109" calcext:value-type="float">
            <text:p>1.69277191162109E-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169277191162109" calcext:value-type="float">
            <text:p>1.69277191162109E-0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166893005371094" calcext:value-type="float">
            <text:p>1.66893005371094E-0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314712524414062" calcext:value-type="float">
            <text:p>3.14712524414062E-05</text:p>
          </table:table-cell>
          <table:table-cell office:value-type="float" office:value="0.0000166893005371094" calcext:value-type="float">
            <text:p>1.66893005371094E-0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0.0000169277191162109" calcext:value-type="float">
            <text:p>1.69277191162109E-0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171661376953125" calcext:value-type="float">
            <text:p>1.71661376953125E-0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0.0000169277191162109" calcext:value-type="float">
            <text:p>1.69277191162109E-0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0169277191162109" calcext:value-type="float">
            <text:p>1.69277191162109E-0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169277191162109" calcext:value-type="float">
            <text:p>1.69277191162109E-0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0171661376953125" calcext:value-type="float">
            <text:p>1.71661376953125E-0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0169277191162109" calcext:value-type="float">
            <text:p>1.69277191162109E-0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326633453369141" calcext:value-type="float">
            <text:p>3.26633453369141E-05</text:p>
          </table:table-cell>
          <table:table-cell office:value-type="float" office:value="0.0000171661376953125" calcext:value-type="float">
            <text:p>1.71661376953125E-0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0.0000171661376953125" calcext:value-type="float">
            <text:p>1.71661376953125E-0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0.0000171661376953125" calcext:value-type="float">
            <text:p>1.71661376953125E-0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0.0000171661376953125" calcext:value-type="float">
            <text:p>1.71661376953125E-0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0171661376953125" calcext:value-type="float">
            <text:p>1.71661376953125E-0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171661376953125" calcext:value-type="float">
            <text:p>1.71661376953125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0.0000174045562744141" calcext:value-type="float">
            <text:p>1.74045562744141E-0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326633453369141" calcext:value-type="float">
            <text:p>3.26633453369141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0174045562744141" calcext:value-type="float">
            <text:p>1.74045562744141E-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333786010742187" calcext:value-type="float">
            <text:p>3.33786010742187E-05</text:p>
          </table:table-cell>
          <table:table-cell office:value-type="float" office:value="0.0000174045562744141" calcext:value-type="float">
            <text:p>1.74045562744141E-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338554382324219" calcext:value-type="float">
            <text:p>3.38554382324219E-05</text:p>
          </table:table-cell>
          <table:table-cell office:value-type="float" office:value="0.0000174045562744141" calcext:value-type="float">
            <text:p>1.74045562744141E-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174045562744141" calcext:value-type="float">
            <text:p>1.74045562744141E-0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333786010742187" calcext:value-type="float">
            <text:p>3.33786010742187E-05</text:p>
          </table:table-cell>
          <table:table-cell office:value-type="float" office:value="0.0000174045562744141" calcext:value-type="float">
            <text:p>1.74045562744141E-0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333786010742187" calcext:value-type="float">
            <text:p>3.33786010742187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338554382324219" calcext:value-type="float">
            <text:p>3.38554382324219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603199005126953" calcext:value-type="float">
            <text:p>6.03199005126953E-05</text:p>
          </table:table-cell>
          <table:table-cell office:value-type="float" office:value="0.0000176429748535156" calcext:value-type="float">
            <text:p>0.00001764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338554382324219" calcext:value-type="float">
            <text:p>3.38554382324219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340938568115234" calcext:value-type="float">
            <text:p>3.40938568115234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338554382324219" calcext:value-type="float">
            <text:p>3.38554382324219E-05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34332275390625" calcext:value-type="float">
            <text:p>3.4332275390625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34332275390625" calcext:value-type="float">
            <text:p>3.4332275390625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345706939697266" calcext:value-type="float">
            <text:p>3.45706939697266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340938568115234" calcext:value-type="float">
            <text:p>3.40938568115234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345706939697266" calcext:value-type="float">
            <text:p>3.45706939697266E-05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345706939697266" calcext:value-type="float">
            <text:p>3.45706939697266E-05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352859497070312" calcext:value-type="float">
            <text:p>3.52859497070312E-05</text:p>
          </table:table-cell>
          <table:table-cell office:value-type="float" office:value="0.0000185966491699219" calcext:value-type="float">
            <text:p>1.85966491699219E-0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0019073486328125" calcext:value-type="float">
            <text:p>1.9073486328125E-0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00183582305908203" calcext:value-type="float">
            <text:p>1.83582305908203E-0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355243682861328" calcext:value-type="float">
            <text:p>3.55243682861328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355243682861328" calcext:value-type="float">
            <text:p>3.55243682861328E-05</text:p>
          </table:table-cell>
          <table:table-cell office:value-type="float" office:value="0.0000185966491699219" calcext:value-type="float">
            <text:p>1.85966491699219E-0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19073486328125" calcext:value-type="float">
            <text:p>1.9073486328125E-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541210174560547" calcext:value-type="float">
            <text:p>0.000054121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355243682861328" calcext:value-type="float">
            <text:p>3.55243682861328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019073486328125" calcext:value-type="float">
            <text:p>1.9073486328125E-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19073486328125" calcext:value-type="float">
            <text:p>1.9073486328125E-0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371932983398437" calcext:value-type="float">
            <text:p>3.71932983398437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0019073486328125" calcext:value-type="float">
            <text:p>1.9073486328125E-0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0374317169189453" calcext:value-type="float">
            <text:p>3.74317169189453E-05</text:p>
          </table:table-cell>
          <table:table-cell office:value-type="float" office:value="0.000019073486328125" calcext:value-type="float">
            <text:p>1.9073486328125E-0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374317169189453" calcext:value-type="float">
            <text:p>3.74317169189453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371932983398437" calcext:value-type="float">
            <text:p>3.71932983398437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374317169189453" calcext:value-type="float">
            <text:p>3.74317169189453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374317169189453" calcext:value-type="float">
            <text:p>3.74317169189453E-05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3814697265625" calcext:value-type="float">
            <text:p>0.000038147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3814697265625" calcext:value-type="float">
            <text:p>0.000038147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383853912353516" calcext:value-type="float">
            <text:p>3.83853912353516E-05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3814697265625" calcext:value-type="float">
            <text:p>0.000038147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383853912353516" calcext:value-type="float">
            <text:p>3.83853912353516E-05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383853912353516" calcext:value-type="float">
            <text:p>3.83853912353516E-05</text:p>
          </table:table-cell>
          <table:table-cell office:value-type="float" office:value="0.0000197887420654297" calcext:value-type="float">
            <text:p>1.97887420654297E-0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383853912353516" calcext:value-type="float">
            <text:p>3.83853912353516E-05</text:p>
          </table:table-cell>
          <table:table-cell office:value-type="float" office:value="0.0000197887420654297" calcext:value-type="float">
            <text:p>1.97887420654297E-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3814697265625" calcext:value-type="float">
            <text:p>0.000038147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386238098144531" calcext:value-type="float">
            <text:p>3.86238098144531E-05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386238098144531" calcext:value-type="float">
            <text:p>3.86238098144531E-05</text:p>
          </table:table-cell>
          <table:table-cell office:value-type="float" office:value="0.0000197887420654297" calcext:value-type="float">
            <text:p>1.97887420654297E-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388622283935547" calcext:value-type="float">
            <text:p>3.88622283935547E-05</text:p>
          </table:table-cell>
          <table:table-cell office:value-type="float" office:value="0.0000197887420654297" calcext:value-type="float">
            <text:p>1.97887420654297E-0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0388622283935547" calcext:value-type="float">
            <text:p>3.88622283935547E-05</text:p>
          </table:table-cell>
          <table:table-cell office:value-type="float" office:value="0.0000197887420654297" calcext:value-type="float">
            <text:p>1.97887420654297E-0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426769256591797" calcext:value-type="float">
            <text:p>4.26769256591797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391006469726562" calcext:value-type="float">
            <text:p>3.91006469726562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388622283935547" calcext:value-type="float">
            <text:p>3.88622283935547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0391006469726562" calcext:value-type="float">
            <text:p>3.91006469726562E-05</text:p>
          </table:table-cell>
          <table:table-cell office:value-type="float" office:value="0.0000202655792236328" calcext:value-type="float">
            <text:p>2.02655792236328E-0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388622283935547" calcext:value-type="float">
            <text:p>3.88622283935547E-05</text:p>
          </table:table-cell>
          <table:table-cell office:value-type="float" office:value="0.0000202655792236328" calcext:value-type="float">
            <text:p>2.02655792236328E-0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393390655517578" calcext:value-type="float">
            <text:p>3.93390655517578E-05</text:p>
          </table:table-cell>
          <table:table-cell office:value-type="float" office:value="0.0000202655792236328" calcext:value-type="float">
            <text:p>2.02655792236328E-0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202655792236328" calcext:value-type="float">
            <text:p>2.02655792236328E-0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393390655517578" calcext:value-type="float">
            <text:p>3.93390655517578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0.0000202655792236328" calcext:value-type="float">
            <text:p>2.02655792236328E-0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0.0000202655792236328" calcext:value-type="float">
            <text:p>2.02655792236328E-0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0.0000202655792236328" calcext:value-type="float">
            <text:p>2.02655792236328E-0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0.0000205039978027344" calcext:value-type="float">
            <text:p>0.00002050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0.0000205039978027344" calcext:value-type="float">
            <text:p>0.00002050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400543212890625" calcext:value-type="float">
            <text:p>4.00543212890625E-05</text:p>
          </table:table-cell>
          <table:table-cell office:value-type="float" office:value="0.0000205039978027344" calcext:value-type="float">
            <text:p>0.00002050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0.0000207424163818359" calcext:value-type="float">
            <text:p>2.07424163818359E-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402927398681641" calcext:value-type="float">
            <text:p>4.02927398681641E-05</text:p>
          </table:table-cell>
          <table:table-cell office:value-type="float" office:value="0.0000205039978027344" calcext:value-type="float">
            <text:p>0.00002050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400543212890625" calcext:value-type="float">
            <text:p>4.00543212890625E-05</text:p>
          </table:table-cell>
          <table:table-cell office:value-type="float" office:value="0.0000205039978027344" calcext:value-type="float">
            <text:p>0.00002050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405311584472656" calcext:value-type="float">
            <text:p>4.05311584472656E-05</text:p>
          </table:table-cell>
          <table:table-cell office:value-type="float" office:value="0.0000205039978027344" calcext:value-type="float">
            <text:p>0.0000205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407695770263672" calcext:value-type="float">
            <text:p>4.07695770263672E-05</text:p>
          </table:table-cell>
          <table:table-cell office:value-type="float" office:value="0.0000205039978027344" calcext:value-type="float">
            <text:p>0.00002050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405311584472656" calcext:value-type="float">
            <text:p>4.05311584472656E-05</text:p>
          </table:table-cell>
          <table:table-cell office:value-type="float" office:value="0.0000205039978027344" calcext:value-type="float">
            <text:p>0.00002050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405311584472656" calcext:value-type="float">
            <text:p>4.05311584472656E-05</text:p>
          </table:table-cell>
          <table:table-cell office:value-type="float" office:value="0.0000207424163818359" calcext:value-type="float">
            <text:p>2.07424163818359E-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407695770263672" calcext:value-type="float">
            <text:p>4.07695770263672E-05</text:p>
          </table:table-cell>
          <table:table-cell office:value-type="float" office:value="0.0000205039978027344" calcext:value-type="float">
            <text:p>0.00002050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405311584472656" calcext:value-type="float">
            <text:p>4.05311584472656E-05</text:p>
          </table:table-cell>
          <table:table-cell office:value-type="float" office:value="0.0000207424163818359" calcext:value-type="float">
            <text:p>2.07424163818359E-0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407695770263672" calcext:value-type="float">
            <text:p>4.07695770263672E-05</text:p>
          </table:table-cell>
          <table:table-cell office:value-type="float" office:value="0.0000207424163818359" calcext:value-type="float">
            <text:p>2.07424163818359E-0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410079956054688" calcext:value-type="float">
            <text:p>0.000041008</text:p>
          </table:table-cell>
          <table:table-cell office:value-type="float" office:value="0.0000205039978027344" calcext:value-type="float">
            <text:p>0.00002050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412464141845703" calcext:value-type="float">
            <text:p>4.12464141845703E-05</text:p>
          </table:table-cell>
          <table:table-cell office:value-type="float" office:value="0.0000207424163818359" calcext:value-type="float">
            <text:p>2.07424163818359E-0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414848327636719" calcext:value-type="float">
            <text:p>4.14848327636719E-05</text:p>
          </table:table-cell>
          <table:table-cell office:value-type="float" office:value="0.0000209808349609375" calcext:value-type="float">
            <text:p>2.09808349609375E-0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410079956054688" calcext:value-type="float">
            <text:p>0.000041008</text:p>
          </table:table-cell>
          <table:table-cell office:value-type="float" office:value="0.0000212192535400391" calcext:value-type="float">
            <text:p>2.12192535400391E-0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410079956054688" calcext:value-type="float">
            <text:p>0.000041008</text:p>
          </table:table-cell>
          <table:table-cell office:value-type="float" office:value="0.0000209808349609375" calcext:value-type="float">
            <text:p>2.09808349609375E-0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414848327636719" calcext:value-type="float">
            <text:p>4.14848327636719E-05</text:p>
          </table:table-cell>
          <table:table-cell office:value-type="float" office:value="0.0000209808349609375" calcext:value-type="float">
            <text:p>2.09808349609375E-0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414848327636719" calcext:value-type="float">
            <text:p>4.14848327636719E-05</text:p>
          </table:table-cell>
          <table:table-cell office:value-type="float" office:value="0.0000209808349609375" calcext:value-type="float">
            <text:p>2.09808349609375E-0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417232513427734" calcext:value-type="float">
            <text:p>4.17232513427734E-05</text:p>
          </table:table-cell>
          <table:table-cell office:value-type="float" office:value="0.0000209808349609375" calcext:value-type="float">
            <text:p>2.09808349609375E-0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519752502441406" calcext:value-type="float">
            <text:p>5.19752502441406E-05</text:p>
          </table:table-cell>
          <table:table-cell office:value-type="float" office:value="0.0000214576721191406" calcext:value-type="float">
            <text:p>2.14576721191406E-0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41961669921875" calcext:value-type="float">
            <text:p>4.1961669921875E-05</text:p>
          </table:table-cell>
          <table:table-cell office:value-type="float" office:value="0.0000209808349609375" calcext:value-type="float">
            <text:p>2.09808349609375E-0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41961669921875" calcext:value-type="float">
            <text:p>4.1961669921875E-05</text:p>
          </table:table-cell>
          <table:table-cell office:value-type="float" office:value="0.0000214576721191406" calcext:value-type="float">
            <text:p>2.14576721191406E-0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424385070800781" calcext:value-type="float">
            <text:p>4.24385070800781E-05</text:p>
          </table:table-cell>
          <table:table-cell office:value-type="float" office:value="0.0000214576721191406" calcext:value-type="float">
            <text:p>2.14576721191406E-0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422000885009766" calcext:value-type="float">
            <text:p>4.22000885009766E-05</text:p>
          </table:table-cell>
          <table:table-cell office:value-type="float" office:value="0.0000216960906982422" calcext:value-type="float">
            <text:p>2.16960906982422E-0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429153442382813" calcext:value-type="float">
            <text:p>4.29153442382813E-05</text:p>
          </table:table-cell>
          <table:table-cell office:value-type="float" office:value="0.0000214576721191406" calcext:value-type="float">
            <text:p>2.14576721191406E-0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424385070800781" calcext:value-type="float">
            <text:p>4.24385070800781E-05</text:p>
          </table:table-cell>
          <table:table-cell office:value-type="float" office:value="0.0000214576721191406" calcext:value-type="float">
            <text:p>2.14576721191406E-0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429153442382813" calcext:value-type="float">
            <text:p>4.29153442382813E-05</text:p>
          </table:table-cell>
          <table:table-cell office:value-type="float" office:value="0.0000216960906982422" calcext:value-type="float">
            <text:p>2.16960906982422E-0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422000885009766" calcext:value-type="float">
            <text:p>4.22000885009766E-05</text:p>
          </table:table-cell>
          <table:table-cell office:value-type="float" office:value="0.0000216960906982422" calcext:value-type="float">
            <text:p>2.16960906982422E-0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424385070800781" calcext:value-type="float">
            <text:p>4.24385070800781E-05</text:p>
          </table:table-cell>
          <table:table-cell office:value-type="float" office:value="0.0000216960906982422" calcext:value-type="float">
            <text:p>2.16960906982422E-0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426769256591797" calcext:value-type="float">
            <text:p>4.26769256591797E-05</text:p>
          </table:table-cell>
          <table:table-cell office:value-type="float" office:value="0.0000219345092773437" calcext:value-type="float">
            <text:p>2.19345092773437E-0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0426769256591797" calcext:value-type="float">
            <text:p>4.26769256591797E-05</text:p>
          </table:table-cell>
          <table:table-cell office:value-type="float" office:value="0.0000224113464355469" calcext:value-type="float">
            <text:p>2.24113464355469E-0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429153442382813" calcext:value-type="float">
            <text:p>4.29153442382813E-05</text:p>
          </table:table-cell>
          <table:table-cell office:value-type="float" office:value="0.0000219345092773437" calcext:value-type="float">
            <text:p>2.19345092773437E-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431537628173828" calcext:value-type="float">
            <text:p>4.31537628173828E-05</text:p>
          </table:table-cell>
          <table:table-cell office:value-type="float" office:value="0.0000219345092773437" calcext:value-type="float">
            <text:p>2.19345092773437E-0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436305999755859" calcext:value-type="float">
            <text:p>4.36305999755859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431537628173828" calcext:value-type="float">
            <text:p>4.31537628173828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433921813964844" calcext:value-type="float">
            <text:p>4.33921813964844E-05</text:p>
          </table:table-cell>
          <table:table-cell office:value-type="float" office:value="0.0000219345092773437" calcext:value-type="float">
            <text:p>2.19345092773437E-0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431537628173828" calcext:value-type="float">
            <text:p>4.31537628173828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433921813964844" calcext:value-type="float">
            <text:p>4.33921813964844E-05</text:p>
          </table:table-cell>
          <table:table-cell office:value-type="float" office:value="0.0000219345092773437" calcext:value-type="float">
            <text:p>2.19345092773437E-0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433921813964844" calcext:value-type="float">
            <text:p>4.33921813964844E-05</text:p>
          </table:table-cell>
          <table:table-cell office:value-type="float" office:value="0.0000224113464355469" calcext:value-type="float">
            <text:p>2.24113464355469E-0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433921813964844" calcext:value-type="float">
            <text:p>4.33921813964844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436305999755859" calcext:value-type="float">
            <text:p>4.36305999755859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436305999755859" calcext:value-type="float">
            <text:p>4.36305999755859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438690185546875" calcext:value-type="float">
            <text:p>0.000043869</text:p>
          </table:table-cell>
          <table:table-cell office:value-type="float" office:value="0.0000224113464355469" calcext:value-type="float">
            <text:p>2.24113464355469E-0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364780426025391" calcext:value-type="float">
            <text:p>0.00003647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0433921813964844" calcext:value-type="float">
            <text:p>4.33921813964844E-05</text:p>
          </table:table-cell>
          <table:table-cell office:value-type="float" office:value="0.0000224113464355469" calcext:value-type="float">
            <text:p>2.24113464355469E-0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438690185546875" calcext:value-type="float">
            <text:p>0.000043869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433921813964844" calcext:value-type="float">
            <text:p>4.33921813964844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438690185546875" calcext:value-type="float">
            <text:p>0.000043869</text:p>
          </table:table-cell>
          <table:table-cell office:value-type="float" office:value="0.0000219345092773437" calcext:value-type="float">
            <text:p>2.19345092773437E-0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436305999755859" calcext:value-type="float">
            <text:p>4.36305999755859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436305999755859" calcext:value-type="float">
            <text:p>4.36305999755859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438690185546875" calcext:value-type="float">
            <text:p>0.000043869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436305999755859" calcext:value-type="float">
            <text:p>4.36305999755859E-05</text:p>
          </table:table-cell>
          <table:table-cell office:value-type="float" office:value="0.0000224113464355469" calcext:value-type="float">
            <text:p>2.24113464355469E-0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438690185546875" calcext:value-type="float">
            <text:p>0.000043869</text:p>
          </table:table-cell>
          <table:table-cell office:value-type="float" office:value="0.0000224113464355469" calcext:value-type="float">
            <text:p>2.24113464355469E-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226497650146484" calcext:value-type="float">
            <text:p>2.26497650146484E-0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226497650146484" calcext:value-type="float">
            <text:p>2.26497650146484E-0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224113464355469" calcext:value-type="float">
            <text:p>2.24113464355469E-0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226497650146484" calcext:value-type="float">
            <text:p>2.26497650146484E-0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445842742919922" calcext:value-type="float">
            <text:p>4.45842742919922E-05</text:p>
          </table:table-cell>
          <table:table-cell office:value-type="float" office:value="0.0000226497650146484" calcext:value-type="float">
            <text:p>2.26497650146484E-0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445842742919922" calcext:value-type="float">
            <text:p>4.45842742919922E-05</text:p>
          </table:table-cell>
          <table:table-cell office:value-type="float" office:value="0.00002288818359375" calcext:value-type="float">
            <text:p>2.288818359375E-0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445842742919922" calcext:value-type="float">
            <text:p>4.45842742919922E-05</text:p>
          </table:table-cell>
          <table:table-cell office:value-type="float" office:value="0.0000226497650146484" calcext:value-type="float">
            <text:p>2.26497650146484E-0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443458557128906" calcext:value-type="float">
            <text:p>4.43458557128906E-05</text:p>
          </table:table-cell>
          <table:table-cell office:value-type="float" office:value="0.0000226497650146484" calcext:value-type="float">
            <text:p>2.26497650146484E-0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0448226928710938" calcext:value-type="float">
            <text:p>4.48226928710938E-05</text:p>
          </table:table-cell>
          <table:table-cell office:value-type="float" office:value="0.0000226497650146484" calcext:value-type="float">
            <text:p>2.26497650146484E-0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448226928710938" calcext:value-type="float">
            <text:p>4.48226928710938E-05</text:p>
          </table:table-cell>
          <table:table-cell office:value-type="float" office:value="0.0000226497650146484" calcext:value-type="float">
            <text:p>2.26497650146484E-0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0445842742919922" calcext:value-type="float">
            <text:p>4.45842742919922E-05</text:p>
          </table:table-cell>
          <table:table-cell office:value-type="float" office:value="0.0000226497650146484" calcext:value-type="float">
            <text:p>2.26497650146484E-0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0455379486083984" calcext:value-type="float">
            <text:p>4.55379486083984E-05</text:p>
          </table:table-cell>
          <table:table-cell office:value-type="float" office:value="0.00002288818359375" calcext:value-type="float">
            <text:p>2.288818359375E-0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448226928710938" calcext:value-type="float">
            <text:p>4.48226928710938E-05</text:p>
          </table:table-cell>
          <table:table-cell office:value-type="float" office:value="0.00002288818359375" calcext:value-type="float">
            <text:p>2.288818359375E-0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226497650146484" calcext:value-type="float">
            <text:p>2.26497650146484E-0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455379486083984" calcext:value-type="float">
            <text:p>4.55379486083984E-05</text:p>
          </table:table-cell>
          <table:table-cell office:value-type="float" office:value="0.0000231266021728516" calcext:value-type="float">
            <text:p>2.31266021728516E-0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457763671875" calcext:value-type="float">
            <text:p>4.57763671875E-05</text:p>
          </table:table-cell>
          <table:table-cell office:value-type="float" office:value="0.00002288818359375" calcext:value-type="float">
            <text:p>2.288818359375E-0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231266021728516" calcext:value-type="float">
            <text:p>2.31266021728516E-0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455379486083984" calcext:value-type="float">
            <text:p>4.55379486083984E-05</text:p>
          </table:table-cell>
          <table:table-cell office:value-type="float" office:value="0.0000231266021728516" calcext:value-type="float">
            <text:p>2.31266021728516E-0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231266021728516" calcext:value-type="float">
            <text:p>2.31266021728516E-0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457763671875" calcext:value-type="float">
            <text:p>4.57763671875E-05</text:p>
          </table:table-cell>
          <table:table-cell office:value-type="float" office:value="0.0000231266021728516" calcext:value-type="float">
            <text:p>2.31266021728516E-0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0457763671875" calcext:value-type="float">
            <text:p>4.57763671875E-05</text:p>
          </table:table-cell>
          <table:table-cell office:value-type="float" office:value="0.0000231266021728516" calcext:value-type="float">
            <text:p>2.31266021728516E-0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460147857666016" calcext:value-type="float">
            <text:p>4.60147857666016E-05</text:p>
          </table:table-cell>
          <table:table-cell office:value-type="float" office:value="0.0000233650207519531" calcext:value-type="float">
            <text:p>0.00002336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455379486083984" calcext:value-type="float">
            <text:p>4.55379486083984E-05</text:p>
          </table:table-cell>
          <table:table-cell office:value-type="float" office:value="0.0000231266021728516" calcext:value-type="float">
            <text:p>2.31266021728516E-0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491142272949219" calcext:value-type="float">
            <text:p>4.91142272949219E-05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460147857666016" calcext:value-type="float">
            <text:p>4.60147857666016E-05</text:p>
          </table:table-cell>
          <table:table-cell office:value-type="float" office:value="0.0000233650207519531" calcext:value-type="float">
            <text:p>0.00002336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460147857666016" calcext:value-type="float">
            <text:p>4.60147857666016E-05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462532043457031" calcext:value-type="float">
            <text:p>4.62532043457031E-05</text:p>
          </table:table-cell>
          <table:table-cell office:value-type="float" office:value="0.0000233650207519531" calcext:value-type="float">
            <text:p>0.00002336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462532043457031" calcext:value-type="float">
            <text:p>4.62532043457031E-05</text:p>
          </table:table-cell>
          <table:table-cell office:value-type="float" office:value="0.0000238418579101562" calcext:value-type="float">
            <text:p>2.38418579101562E-0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460147857666016" calcext:value-type="float">
            <text:p>4.60147857666016E-05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00233650207519531" calcext:value-type="float">
            <text:p>0.00002336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460147857666016" calcext:value-type="float">
            <text:p>4.60147857666016E-05</text:p>
          </table:table-cell>
          <table:table-cell office:value-type="float" office:value="0.0000238418579101562" calcext:value-type="float">
            <text:p>2.38418579101562E-0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00238418579101562" calcext:value-type="float">
            <text:p>2.38418579101562E-0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462532043457031" calcext:value-type="float">
            <text:p>4.62532043457031E-05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00238418579101562" calcext:value-type="float">
            <text:p>2.38418579101562E-0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469684600830078" calcext:value-type="float">
            <text:p>4.69684600830078E-05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467300415039063" calcext:value-type="float">
            <text:p>0.00004673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467300415039063" calcext:value-type="float">
            <text:p>0.00004673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658035278320312" calcext:value-type="float">
            <text:p>6.58035278320312E-05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467300415039063" calcext:value-type="float">
            <text:p>0.00004673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474452972412109" calcext:value-type="float">
            <text:p>4.74452972412109E-05</text:p>
          </table:table-cell>
          <table:table-cell office:value-type="float" office:value="0.0000238418579101562" calcext:value-type="float">
            <text:p>2.38418579101562E-0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467300415039063" calcext:value-type="float">
            <text:p>0.00004673</text:p>
          </table:table-cell>
          <table:table-cell office:value-type="float" office:value="0.0000238418579101562" calcext:value-type="float">
            <text:p>2.38418579101562E-0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474452972412109" calcext:value-type="float">
            <text:p>4.74452972412109E-05</text:p>
          </table:table-cell>
          <table:table-cell office:value-type="float" office:value="0.0000238418579101562" calcext:value-type="float">
            <text:p>2.38418579101562E-0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474452972412109" calcext:value-type="float">
            <text:p>4.74452972412109E-05</text:p>
          </table:table-cell>
          <table:table-cell office:value-type="float" office:value="0.0000240802764892578" calcext:value-type="float">
            <text:p>2.40802764892578E-0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0240802764892578" calcext:value-type="float">
            <text:p>2.40802764892578E-0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0.0000240802764892578" calcext:value-type="float">
            <text:p>2.40802764892578E-0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0.0000240802764892578" calcext:value-type="float">
            <text:p>2.40802764892578E-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481605529785156" calcext:value-type="float">
            <text:p>4.81605529785156E-05</text:p>
          </table:table-cell>
          <table:table-cell office:value-type="float" office:value="0.0000240802764892578" calcext:value-type="float">
            <text:p>2.40802764892578E-0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479221343994141" calcext:value-type="float">
            <text:p>4.79221343994141E-05</text:p>
          </table:table-cell>
          <table:table-cell office:value-type="float" office:value="0.0000240802764892578" calcext:value-type="float">
            <text:p>2.40802764892578E-0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0.0000240802764892578" calcext:value-type="float">
            <text:p>2.40802764892578E-0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479221343994141" calcext:value-type="float">
            <text:p>4.79221343994141E-05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483989715576172" calcext:value-type="float">
            <text:p>0.000048399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483989715576172" calcext:value-type="float">
            <text:p>0.000048399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481605529785156" calcext:value-type="float">
            <text:p>4.81605529785156E-05</text:p>
          </table:table-cell>
          <table:table-cell office:value-type="float" office:value="0.0000245571136474609" calcext:value-type="float">
            <text:p>2.45571136474609E-0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483989715576172" calcext:value-type="float">
            <text:p>0.000048399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481605529785156" calcext:value-type="float">
            <text:p>4.81605529785156E-05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0486373901367188" calcext:value-type="float">
            <text:p>4.86373901367188E-05</text:p>
          </table:table-cell>
          <table:table-cell office:value-type="float" office:value="0.0000240802764892578" calcext:value-type="float">
            <text:p>2.40802764892578E-0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672340393066406" calcext:value-type="float">
            <text:p>0.000067234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488758087158203" calcext:value-type="float">
            <text:p>4.88758087158203E-05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486373901367188" calcext:value-type="float">
            <text:p>4.86373901367188E-05</text:p>
          </table:table-cell>
          <table:table-cell office:value-type="float" office:value="0.0000245571136474609" calcext:value-type="float">
            <text:p>2.45571136474609E-0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491142272949219" calcext:value-type="float">
            <text:p>4.91142272949219E-05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486373901367188" calcext:value-type="float">
            <text:p>4.86373901367188E-05</text:p>
          </table:table-cell>
          <table:table-cell office:value-type="float" office:value="0.0000245571136474609" calcext:value-type="float">
            <text:p>2.45571136474609E-0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491142272949219" calcext:value-type="float">
            <text:p>4.91142272949219E-05</text:p>
          </table:table-cell>
          <table:table-cell office:value-type="float" office:value="0.0000245571136474609" calcext:value-type="float">
            <text:p>2.45571136474609E-0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486373901367188" calcext:value-type="float">
            <text:p>4.86373901367188E-05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488758087158203" calcext:value-type="float">
            <text:p>4.88758087158203E-05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488758087158203" calcext:value-type="float">
            <text:p>4.88758087158203E-05</text:p>
          </table:table-cell>
          <table:table-cell office:value-type="float" office:value="0.0000245571136474609" calcext:value-type="float">
            <text:p>2.45571136474609E-0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493526458740234" calcext:value-type="float">
            <text:p>4.93526458740234E-05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493526458740234" calcext:value-type="float">
            <text:p>4.93526458740234E-05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049591064453125" calcext:value-type="float">
            <text:p>4.9591064453125E-05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493526458740234" calcext:value-type="float">
            <text:p>4.93526458740234E-05</text:p>
          </table:table-cell>
          <table:table-cell office:value-type="float" office:value="0.0000250339508056641" calcext:value-type="float">
            <text:p>0.00002503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491142272949219" calcext:value-type="float">
            <text:p>4.91142272949219E-05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498294830322266" calcext:value-type="float">
            <text:p>4.98294830322266E-05</text:p>
          </table:table-cell>
          <table:table-cell office:value-type="float" office:value="0.0000250339508056641" calcext:value-type="float">
            <text:p>0.00002503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49591064453125" calcext:value-type="float">
            <text:p>4.9591064453125E-05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498294830322266" calcext:value-type="float">
            <text:p>4.98294830322266E-05</text:p>
          </table:table-cell>
          <table:table-cell office:value-type="float" office:value="0.0000250339508056641" calcext:value-type="float">
            <text:p>0.00002503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49591064453125" calcext:value-type="float">
            <text:p>4.9591064453125E-05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49591064453125" calcext:value-type="float">
            <text:p>4.9591064453125E-05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49591064453125" calcext:value-type="float">
            <text:p>4.9591064453125E-05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505447387695313" calcext:value-type="float">
            <text:p>5.05447387695313E-05</text:p>
          </table:table-cell>
          <table:table-cell office:value-type="float" office:value="0.0000250339508056641" calcext:value-type="float">
            <text:p>0.00002503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500679016113281" calcext:value-type="float">
            <text:p>5.00679016113281E-05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503063201904297" calcext:value-type="float">
            <text:p>5.03063201904297E-05</text:p>
          </table:table-cell>
          <table:table-cell office:value-type="float" office:value="0.0000252723693847656" calcext:value-type="float">
            <text:p>2.52723693847656E-0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505447387695313" calcext:value-type="float">
            <text:p>5.05447387695313E-05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500679016113281" calcext:value-type="float">
            <text:p>5.00679016113281E-05</text:p>
          </table:table-cell>
          <table:table-cell office:value-type="float" office:value="0.0000247955322265625" calcext:value-type="float">
            <text:p>2.47955322265625E-0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503063201904297" calcext:value-type="float">
            <text:p>5.03063201904297E-05</text:p>
          </table:table-cell>
          <table:table-cell office:value-type="float" office:value="0.0000252723693847656" calcext:value-type="float">
            <text:p>2.52723693847656E-0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503063201904297" calcext:value-type="float">
            <text:p>5.03063201904297E-05</text:p>
          </table:table-cell>
          <table:table-cell office:value-type="float" office:value="0.0000252723693847656" calcext:value-type="float">
            <text:p>2.52723693847656E-0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503063201904297" calcext:value-type="float">
            <text:p>5.03063201904297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505447387695313" calcext:value-type="float">
            <text:p>5.05447387695313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505447387695313" calcext:value-type="float">
            <text:p>5.05447387695313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0505447387695313" calcext:value-type="float">
            <text:p>5.05447387695313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507831573486328" calcext:value-type="float">
            <text:p>5.07831573486328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503063201904297" calcext:value-type="float">
            <text:p>5.03063201904297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603199005126953" calcext:value-type="float">
            <text:p>6.03199005126953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510215759277344" calcext:value-type="float">
            <text:p>5.10215759277344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514984130859375" calcext:value-type="float">
            <text:p>5.14984130859375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507831573486328" calcext:value-type="float">
            <text:p>5.07831573486328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514984130859375" calcext:value-type="float">
            <text:p>5.14984130859375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753402709960937" calcext:value-type="float">
            <text:p>7.53402709960937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0514984130859375" calcext:value-type="float">
            <text:p>5.14984130859375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512599945068359" calcext:value-type="float">
            <text:p>0.00005126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519752502441406" calcext:value-type="float">
            <text:p>5.19752502441406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0517368316650391" calcext:value-type="float">
            <text:p>5.17368316650391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0514984130859375" calcext:value-type="float">
            <text:p>5.14984130859375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517368316650391" calcext:value-type="float">
            <text:p>5.17368316650391E-05</text:p>
          </table:table-cell>
          <table:table-cell office:value-type="float" office:value="0.0000259876251220703" calcext:value-type="float">
            <text:p>2.59876251220703E-0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517368316650391" calcext:value-type="float">
            <text:p>5.17368316650391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519752502441406" calcext:value-type="float">
            <text:p>5.19752502441406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0553131103515625" calcext:value-type="float">
            <text:p>5.53131103515625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0259876251220703" calcext:value-type="float">
            <text:p>2.59876251220703E-0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0259876251220703" calcext:value-type="float">
            <text:p>2.59876251220703E-0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519752502441406" calcext:value-type="float">
            <text:p>5.19752502441406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526905059814453" calcext:value-type="float">
            <text:p>5.26905059814453E-05</text:p>
          </table:table-cell>
          <table:table-cell office:value-type="float" office:value="0.0000259876251220703" calcext:value-type="float">
            <text:p>2.59876251220703E-0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0524520874023438" calcext:value-type="float">
            <text:p>5.24520874023438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526905059814453" calcext:value-type="float">
            <text:p>5.26905059814453E-05</text:p>
          </table:table-cell>
          <table:table-cell office:value-type="float" office:value="0.0000262260437011719" calcext:value-type="float">
            <text:p>0.00002622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259876251220703" calcext:value-type="float">
            <text:p>2.59876251220703E-0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526905059814453" calcext:value-type="float">
            <text:p>5.26905059814453E-05</text:p>
          </table:table-cell>
          <table:table-cell office:value-type="float" office:value="0.0000262260437011719" calcext:value-type="float">
            <text:p>0.00002622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262260437011719" calcext:value-type="float">
            <text:p>0.00002622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264644622802734" calcext:value-type="float">
            <text:p>2.64644622802734E-0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529289245605469" calcext:value-type="float">
            <text:p>5.29289245605469E-05</text:p>
          </table:table-cell>
          <table:table-cell office:value-type="float" office:value="0.0000262260437011719" calcext:value-type="float">
            <text:p>0.00002622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529289245605469" calcext:value-type="float">
            <text:p>5.29289245605469E-05</text:p>
          </table:table-cell>
          <table:table-cell office:value-type="float" office:value="0.0000264644622802734" calcext:value-type="float">
            <text:p>2.64644622802734E-0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264644622802734" calcext:value-type="float">
            <text:p>2.64644622802734E-0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264644622802734" calcext:value-type="float">
            <text:p>2.64644622802734E-0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722408294677734" calcext:value-type="float">
            <text:p>7.22408294677734E-05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536441802978516" calcext:value-type="float">
            <text:p>5.36441802978516E-05</text:p>
          </table:table-cell>
          <table:table-cell office:value-type="float" office:value="0.0000264644622802734" calcext:value-type="float">
            <text:p>2.64644622802734E-0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5340576171875" calcext:value-type="float">
            <text:p>5.340576171875E-05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536441802978516" calcext:value-type="float">
            <text:p>5.36441802978516E-05</text:p>
          </table:table-cell>
          <table:table-cell office:value-type="float" office:value="0.0000264644622802734" calcext:value-type="float">
            <text:p>2.64644622802734E-0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5340576171875" calcext:value-type="float">
            <text:p>5.340576171875E-05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536441802978516" calcext:value-type="float">
            <text:p>5.36441802978516E-05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548362731933594" calcext:value-type="float">
            <text:p>5.48362731933594E-05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543594360351563" calcext:value-type="float">
            <text:p>5.43594360351563E-05</text:p>
          </table:table-cell>
          <table:table-cell office:value-type="float" office:value="0.0000264644622802734" calcext:value-type="float">
            <text:p>2.64644622802734E-0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538825988769531" calcext:value-type="float">
            <text:p>5.38825988769531E-05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541210174560547" calcext:value-type="float">
            <text:p>0.000054121</text:p>
          </table:table-cell>
          <table:table-cell office:value-type="float" office:value="0.0000264644622802734" calcext:value-type="float">
            <text:p>2.64644622802734E-0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641345977783203" calcext:value-type="float">
            <text:p>6.41345977783203E-05</text:p>
          </table:table-cell>
          <table:table-cell office:value-type="float" office:value="0.0000360012054443359" calcext:value-type="float">
            <text:p>3.60012054443359E-0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543594360351563" calcext:value-type="float">
            <text:p>5.43594360351563E-05</text:p>
          </table:table-cell>
          <table:table-cell office:value-type="float" office:value="0.0000264644622802734" calcext:value-type="float">
            <text:p>2.64644622802734E-0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550746917724609" calcext:value-type="float">
            <text:p>5.50746917724609E-05</text:p>
          </table:table-cell>
          <table:table-cell office:value-type="float" office:value="0.0000269412994384766" calcext:value-type="float">
            <text:p>2.69412994384766E-0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543594360351563" calcext:value-type="float">
            <text:p>5.43594360351563E-05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543594360351563" calcext:value-type="float">
            <text:p>5.43594360351563E-05</text:p>
          </table:table-cell>
          <table:table-cell office:value-type="float" office:value="0.0000269412994384766" calcext:value-type="float">
            <text:p>2.69412994384766E-0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545978546142578" calcext:value-type="float">
            <text:p>5.45978546142578E-05</text:p>
          </table:table-cell>
          <table:table-cell office:value-type="float" office:value="0.0000269412994384766" calcext:value-type="float">
            <text:p>2.69412994384766E-0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545978546142578" calcext:value-type="float">
            <text:p>5.45978546142578E-05</text:p>
          </table:table-cell>
          <table:table-cell office:value-type="float" office:value="0.0000271797180175781" calcext:value-type="float">
            <text:p>2.71797180175781E-0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545978546142578" calcext:value-type="float">
            <text:p>5.45978546142578E-05</text:p>
          </table:table-cell>
          <table:table-cell office:value-type="float" office:value="0.0000271797180175781" calcext:value-type="float">
            <text:p>2.71797180175781E-0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541210174560547" calcext:value-type="float">
            <text:p>0.000054121</text:p>
          </table:table-cell>
          <table:table-cell office:value-type="float" office:value="0.0000412464141845703" calcext:value-type="float">
            <text:p>4.12464141845703E-0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543594360351563" calcext:value-type="float">
            <text:p>5.43594360351563E-05</text:p>
          </table:table-cell>
          <table:table-cell office:value-type="float" office:value="0.0000483989715576172" calcext:value-type="float">
            <text:p>0.00004839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550746917724609" calcext:value-type="float">
            <text:p>5.50746917724609E-05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550746917724609" calcext:value-type="float">
            <text:p>5.50746917724609E-05</text:p>
          </table:table-cell>
          <table:table-cell office:value-type="float" office:value="0.0000274181365966797" calcext:value-type="float">
            <text:p>2.74181365966797E-0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548362731933594" calcext:value-type="float">
            <text:p>5.48362731933594E-05</text:p>
          </table:table-cell>
          <table:table-cell office:value-type="float" office:value="0.0000271797180175781" calcext:value-type="float">
            <text:p>2.71797180175781E-0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550746917724609" calcext:value-type="float">
            <text:p>5.50746917724609E-05</text:p>
          </table:table-cell>
          <table:table-cell office:value-type="float" office:value="0.0000374317169189453" calcext:value-type="float">
            <text:p>3.74317169189453E-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553131103515625" calcext:value-type="float">
            <text:p>5.53131103515625E-05</text:p>
          </table:table-cell>
          <table:table-cell office:value-type="float" office:value="0.00003814697265625" calcext:value-type="float">
            <text:p>0.00003814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641345977783203" calcext:value-type="float">
            <text:p>6.41345977783203E-05</text:p>
          </table:table-cell>
          <table:table-cell office:value-type="float" office:value="0.0000274181365966797" calcext:value-type="float">
            <text:p>2.74181365966797E-0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553131103515625" calcext:value-type="float">
            <text:p>5.53131103515625E-05</text:p>
          </table:table-cell>
          <table:table-cell office:value-type="float" office:value="0.0000274181365966797" calcext:value-type="float">
            <text:p>2.74181365966797E-0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557899475097656" calcext:value-type="float">
            <text:p>5.57899475097656E-05</text:p>
          </table:table-cell>
          <table:table-cell office:value-type="float" office:value="0.0000271797180175781" calcext:value-type="float">
            <text:p>2.71797180175781E-0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557899475097656" calcext:value-type="float">
            <text:p>5.57899475097656E-05</text:p>
          </table:table-cell>
          <table:table-cell office:value-type="float" office:value="0.0000274181365966797" calcext:value-type="float">
            <text:p>2.74181365966797E-0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553131103515625" calcext:value-type="float">
            <text:p>5.53131103515625E-05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560283660888672" calcext:value-type="float">
            <text:p>5.60283660888672E-05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557899475097656" calcext:value-type="float">
            <text:p>5.57899475097656E-05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557899475097656" calcext:value-type="float">
            <text:p>5.57899475097656E-05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562667846679688" calcext:value-type="float">
            <text:p>5.62667846679688E-05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562667846679688" calcext:value-type="float">
            <text:p>5.62667846679688E-05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555515289306641" calcext:value-type="float">
            <text:p>5.55515289306641E-05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557899475097656" calcext:value-type="float">
            <text:p>5.57899475097656E-05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562667846679688" calcext:value-type="float">
            <text:p>5.62667846679688E-05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560283660888672" calcext:value-type="float">
            <text:p>5.60283660888672E-05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0281333923339844" calcext:value-type="float">
            <text:p>2.81333923339844E-0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562667846679688" calcext:value-type="float">
            <text:p>5.62667846679688E-05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0.0000281333923339844" calcext:value-type="float">
            <text:p>2.81333923339844E-0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0283718109130859" calcext:value-type="float">
            <text:p>2.83718109130859E-0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0.0000283718109130859" calcext:value-type="float">
            <text:p>2.83718109130859E-0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0.0000283718109130859" calcext:value-type="float">
            <text:p>2.83718109130859E-0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0.0000281333923339844" calcext:value-type="float">
            <text:p>2.81333923339844E-0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0.0000283718109130859" calcext:value-type="float">
            <text:p>2.83718109130859E-0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576972961425781" calcext:value-type="float">
            <text:p>5.76972961425781E-05</text:p>
          </table:table-cell>
          <table:table-cell office:value-type="float" office:value="0.0000281333923339844" calcext:value-type="float">
            <text:p>2.81333923339844E-0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0.000030517578125" calcext:value-type="float">
            <text:p>3.0517578125E-0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579357147216797" calcext:value-type="float">
            <text:p>5.79357147216797E-05</text:p>
          </table:table-cell>
          <table:table-cell office:value-type="float" office:value="0.0000281333923339844" calcext:value-type="float">
            <text:p>2.81333923339844E-0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579357147216797" calcext:value-type="float">
            <text:p>5.79357147216797E-05</text:p>
          </table:table-cell>
          <table:table-cell office:value-type="float" office:value="0.0000286102294921875" calcext:value-type="float">
            <text:p>2.86102294921875E-0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581741333007813" calcext:value-type="float">
            <text:p>5.81741333007813E-05</text:p>
          </table:table-cell>
          <table:table-cell office:value-type="float" office:value="0.0000283718109130859" calcext:value-type="float">
            <text:p>2.83718109130859E-0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574588775634766" calcext:value-type="float">
            <text:p>5.74588775634766E-05</text:p>
          </table:table-cell>
          <table:table-cell office:value-type="float" office:value="0.0000283718109130859" calcext:value-type="float">
            <text:p>2.83718109130859E-0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581741333007813" calcext:value-type="float">
            <text:p>5.81741333007813E-05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576972961425781" calcext:value-type="float">
            <text:p>5.76972961425781E-05</text:p>
          </table:table-cell>
          <table:table-cell office:value-type="float" office:value="0.0000476837158203125" calcext:value-type="float">
            <text:p>4.76837158203125E-0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0584125518798828" calcext:value-type="float">
            <text:p>5.84125518798828E-05</text:p>
          </table:table-cell>
          <table:table-cell office:value-type="float" office:value="0.0000286102294921875" calcext:value-type="float">
            <text:p>2.86102294921875E-0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579357147216797" calcext:value-type="float">
            <text:p>5.79357147216797E-05</text:p>
          </table:table-cell>
          <table:table-cell office:value-type="float" office:value="0.0000286102294921875" calcext:value-type="float">
            <text:p>2.86102294921875E-0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579357147216797" calcext:value-type="float">
            <text:p>5.79357147216797E-05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0576972961425781" calcext:value-type="float">
            <text:p>5.76972961425781E-05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00286102294921875" calcext:value-type="float">
            <text:p>2.86102294921875E-0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0586509704589844" calcext:value-type="float">
            <text:p>0.000058651</text:p>
          </table:table-cell>
          <table:table-cell office:value-type="float" office:value="0.0000286102294921875" calcext:value-type="float">
            <text:p>2.86102294921875E-0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581741333007813" calcext:value-type="float">
            <text:p>5.81741333007813E-05</text:p>
          </table:table-cell>
          <table:table-cell office:value-type="float" office:value="0.0000286102294921875" calcext:value-type="float">
            <text:p>2.86102294921875E-0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0586509704589844" calcext:value-type="float">
            <text:p>0.000058651</text:p>
          </table:table-cell>
          <table:table-cell office:value-type="float" office:value="0.0000286102294921875" calcext:value-type="float">
            <text:p>2.86102294921875E-0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0588893890380859" calcext:value-type="float">
            <text:p>5.88893890380859E-05</text:p>
          </table:table-cell>
          <table:table-cell office:value-type="float" office:value="0.0000286102294921875" calcext:value-type="float">
            <text:p>2.86102294921875E-0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586509704589844" calcext:value-type="float">
            <text:p>0.000058651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581741333007813" calcext:value-type="float">
            <text:p>5.81741333007813E-05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693798065185547" calcext:value-type="float">
            <text:p>6.93798065185547E-05</text:p>
          </table:table-cell>
          <table:table-cell office:value-type="float" office:value="0.0000374317169189453" calcext:value-type="float">
            <text:p>3.74317169189453E-0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591278076171875" calcext:value-type="float">
            <text:p>5.91278076171875E-05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588893890380859" calcext:value-type="float">
            <text:p>5.88893890380859E-05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600814819335938" calcext:value-type="float">
            <text:p>6.00814819335938E-05</text:p>
          </table:table-cell>
          <table:table-cell office:value-type="float" office:value="0.0000290870666503906" calcext:value-type="float">
            <text:p>2.90870666503906E-0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0588893890380859" calcext:value-type="float">
            <text:p>5.88893890380859E-05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0588893890380859" calcext:value-type="float">
            <text:p>5.88893890380859E-05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0588893890380859" calcext:value-type="float">
            <text:p>5.88893890380859E-05</text:p>
          </table:table-cell>
          <table:table-cell office:value-type="float" office:value="0.0000290870666503906" calcext:value-type="float">
            <text:p>2.90870666503906E-0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00290870666503906" calcext:value-type="float">
            <text:p>2.90870666503906E-0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00290870666503906" calcext:value-type="float">
            <text:p>2.90870666503906E-0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0598430633544922" calcext:value-type="float">
            <text:p>5.98430633544922E-05</text:p>
          </table:table-cell>
          <table:table-cell office:value-type="float" office:value="0.0000293254852294922" calcext:value-type="float">
            <text:p>2.93254852294922E-0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00290870666503906" calcext:value-type="float">
            <text:p>2.90870666503906E-0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0598430633544922" calcext:value-type="float">
            <text:p>5.98430633544922E-05</text:p>
          </table:table-cell>
          <table:table-cell office:value-type="float" office:value="0.0000293254852294922" calcext:value-type="float">
            <text:p>2.93254852294922E-0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598430633544922" calcext:value-type="float">
            <text:p>5.98430633544922E-05</text:p>
          </table:table-cell>
          <table:table-cell office:value-type="float" office:value="0.0000293254852294922" calcext:value-type="float">
            <text:p>2.93254852294922E-0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0596046447753906" calcext:value-type="float">
            <text:p>5.96046447753906E-05</text:p>
          </table:table-cell>
          <table:table-cell office:value-type="float" office:value="0.0000290870666503906" calcext:value-type="float">
            <text:p>2.90870666503906E-0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0596046447753906" calcext:value-type="float">
            <text:p>5.96046447753906E-05</text:p>
          </table:table-cell>
          <table:table-cell office:value-type="float" office:value="0.0000293254852294922" calcext:value-type="float">
            <text:p>2.93254852294922E-0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0598430633544922" calcext:value-type="float">
            <text:p>5.98430633544922E-05</text:p>
          </table:table-cell>
          <table:table-cell office:value-type="float" office:value="0.0000295639038085937" calcext:value-type="float">
            <text:p>2.95639038085937E-0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631809234619141" calcext:value-type="float">
            <text:p>6.31809234619141E-05</text:p>
          </table:table-cell>
          <table:table-cell office:value-type="float" office:value="0.0000295639038085937" calcext:value-type="float">
            <text:p>2.95639038085937E-0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0603199005126953" calcext:value-type="float">
            <text:p>6.03199005126953E-05</text:p>
          </table:table-cell>
          <table:table-cell office:value-type="float" office:value="0.0000298023223876953" calcext:value-type="float">
            <text:p>2.98023223876953E-0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0603199005126953" calcext:value-type="float">
            <text:p>6.03199005126953E-05</text:p>
          </table:table-cell>
          <table:table-cell office:value-type="float" office:value="0.0000293254852294922" calcext:value-type="float">
            <text:p>2.93254852294922E-0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0600814819335938" calcext:value-type="float">
            <text:p>6.00814819335938E-05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0600814819335938" calcext:value-type="float">
            <text:p>6.00814819335938E-05</text:p>
          </table:table-cell>
          <table:table-cell office:value-type="float" office:value="0.0000295639038085937" calcext:value-type="float">
            <text:p>2.95639038085937E-0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605583190917969" calcext:value-type="float">
            <text:p>6.05583190917969E-05</text:p>
          </table:table-cell>
          <table:table-cell office:value-type="float" office:value="0.0000298023223876953" calcext:value-type="float">
            <text:p>2.98023223876953E-0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0598430633544922" calcext:value-type="float">
            <text:p>5.98430633544922E-05</text:p>
          </table:table-cell>
          <table:table-cell office:value-type="float" office:value="0.0000298023223876953" calcext:value-type="float">
            <text:p>2.98023223876953E-0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603199005126953" calcext:value-type="float">
            <text:p>6.03199005126953E-05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0603199005126953" calcext:value-type="float">
            <text:p>6.03199005126953E-05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0607967376708984" calcext:value-type="float">
            <text:p>6.07967376708984E-05</text:p>
          </table:table-cell>
          <table:table-cell office:value-type="float" office:value="0.0000298023223876953" calcext:value-type="float">
            <text:p>2.98023223876953E-0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0603199005126953" calcext:value-type="float">
            <text:p>6.03199005126953E-05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0605583190917969" calcext:value-type="float">
            <text:p>6.05583190917969E-05</text:p>
          </table:table-cell>
          <table:table-cell office:value-type="float" office:value="0.0000298023223876953" calcext:value-type="float">
            <text:p>2.98023223876953E-0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607967376708984" calcext:value-type="float">
            <text:p>6.07967376708984E-05</text:p>
          </table:table-cell>
          <table:table-cell office:value-type="float" office:value="0.000030517578125" calcext:value-type="float">
            <text:p>3.0517578125E-0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0622272491455078" calcext:value-type="float">
            <text:p>6.22272491455078E-05</text:p>
          </table:table-cell>
          <table:table-cell office:value-type="float" office:value="0.0000298023223876953" calcext:value-type="float">
            <text:p>2.98023223876953E-0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0605583190917969" calcext:value-type="float">
            <text:p>6.05583190917969E-05</text:p>
          </table:table-cell>
          <table:table-cell office:value-type="float" office:value="0.0000298023223876953" calcext:value-type="float">
            <text:p>2.98023223876953E-0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615119934082031" calcext:value-type="float">
            <text:p>0.000061512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605583190917969" calcext:value-type="float">
            <text:p>6.05583190917969E-05</text:p>
          </table:table-cell>
          <table:table-cell office:value-type="float" office:value="0.0000298023223876953" calcext:value-type="float">
            <text:p>2.98023223876953E-0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0612735748291016" calcext:value-type="float">
            <text:p>6.12735748291016E-05</text:p>
          </table:table-cell>
          <table:table-cell office:value-type="float" office:value="0.0000302791595458984" calcext:value-type="float">
            <text:p>3.02791595458984E-0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0612735748291016" calcext:value-type="float">
            <text:p>6.12735748291016E-05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00612735748291016" calcext:value-type="float">
            <text:p>6.12735748291016E-05</text:p>
          </table:table-cell>
          <table:table-cell office:value-type="float" office:value="0.0000445842742919922" calcext:value-type="float">
            <text:p>4.45842742919922E-0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00612735748291016" calcext:value-type="float">
            <text:p>6.12735748291016E-05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00619888305664062" calcext:value-type="float">
            <text:p>6.19888305664062E-05</text:p>
          </table:table-cell>
          <table:table-cell office:value-type="float" office:value="0.0000302791595458984" calcext:value-type="float">
            <text:p>3.02791595458984E-0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00615119934082031" calcext:value-type="float">
            <text:p>0.000061512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00622272491455078" calcext:value-type="float">
            <text:p>6.22272491455078E-05</text:p>
          </table:table-cell>
          <table:table-cell office:value-type="float" office:value="0.0000302791595458984" calcext:value-type="float">
            <text:p>3.02791595458984E-0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00615119934082031" calcext:value-type="float">
            <text:p>0.000061512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00622272491455078" calcext:value-type="float">
            <text:p>6.22272491455078E-05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00619888305664062" calcext:value-type="float">
            <text:p>6.19888305664062E-05</text:p>
          </table:table-cell>
          <table:table-cell office:value-type="float" office:value="0.0000302791595458984" calcext:value-type="float">
            <text:p>3.02791595458984E-0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0617504119873047" calcext:value-type="float">
            <text:p>6.17504119873047E-05</text:p>
          </table:table-cell>
          <table:table-cell office:value-type="float" office:value="0.0000302791595458984" calcext:value-type="float">
            <text:p>3.02791595458984E-0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00619888305664062" calcext:value-type="float">
            <text:p>6.19888305664062E-05</text:p>
          </table:table-cell>
          <table:table-cell office:value-type="float" office:value="0.000030517578125" calcext:value-type="float">
            <text:p>3.0517578125E-0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00622272491455078" calcext:value-type="float">
            <text:p>6.22272491455078E-05</text:p>
          </table:table-cell>
          <table:table-cell office:value-type="float" office:value="0.000030517578125" calcext:value-type="float">
            <text:p>3.0517578125E-0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00619888305664062" calcext:value-type="float">
            <text:p>6.19888305664062E-05</text:p>
          </table:table-cell>
          <table:table-cell office:value-type="float" office:value="0.000030517578125" calcext:value-type="float">
            <text:p>3.0517578125E-0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030517578125" calcext:value-type="float">
            <text:p>3.0517578125E-0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00634193420410156" calcext:value-type="float">
            <text:p>6.34193420410156E-05</text:p>
          </table:table-cell>
          <table:table-cell office:value-type="float" office:value="0.000030517578125" calcext:value-type="float">
            <text:p>3.0517578125E-0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0064849853515625" calcext:value-type="float">
            <text:p>6.4849853515625E-05</text:p>
          </table:table-cell>
          <table:table-cell office:value-type="float" office:value="0.000030517578125" calcext:value-type="float">
            <text:p>3.0517578125E-0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00622272491455078" calcext:value-type="float">
            <text:p>6.22272491455078E-05</text:p>
          </table:table-cell>
          <table:table-cell office:value-type="float" office:value="0.0000307559967041016" calcext:value-type="float">
            <text:p>0.00003075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00638961791992187" calcext:value-type="float">
            <text:p>6.38961791992187E-05</text:p>
          </table:table-cell>
          <table:table-cell office:value-type="float" office:value="0.0000307559967041016" calcext:value-type="float">
            <text:p>0.00003075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00627040863037109" calcext:value-type="float">
            <text:p>6.27040863037109E-05</text:p>
          </table:table-cell>
          <table:table-cell office:value-type="float" office:value="0.0000302791595458984" calcext:value-type="float">
            <text:p>3.02791595458984E-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627040863037109" calcext:value-type="float">
            <text:p>6.27040863037109E-05</text:p>
          </table:table-cell>
          <table:table-cell office:value-type="float" office:value="0.000030517578125" calcext:value-type="float">
            <text:p>3.0517578125E-0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0627040863037109" calcext:value-type="float">
            <text:p>6.27040863037109E-05</text:p>
          </table:table-cell>
          <table:table-cell office:value-type="float" office:value="0.0000307559967041016" calcext:value-type="float">
            <text:p>0.00003075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00631809234619141" calcext:value-type="float">
            <text:p>6.31809234619141E-05</text:p>
          </table:table-cell>
          <table:table-cell office:value-type="float" office:value="0.0000307559967041016" calcext:value-type="float">
            <text:p>0.00003075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00629425048828125" calcext:value-type="float">
            <text:p>6.29425048828125E-05</text:p>
          </table:table-cell>
          <table:table-cell office:value-type="float" office:value="0.000030517578125" calcext:value-type="float">
            <text:p>3.0517578125E-0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00627040863037109" calcext:value-type="float">
            <text:p>6.27040863037109E-05</text:p>
          </table:table-cell>
          <table:table-cell office:value-type="float" office:value="0.0000307559967041016" calcext:value-type="float">
            <text:p>0.00003075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00631809234619141" calcext:value-type="float">
            <text:p>6.31809234619141E-05</text:p>
          </table:table-cell>
          <table:table-cell office:value-type="float" office:value="0.0000307559967041016" calcext:value-type="float">
            <text:p>0.00003075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00643730163574219" calcext:value-type="float">
            <text:p>0.000064373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0636577606201172" calcext:value-type="float">
            <text:p>6.36577606201172E-05</text:p>
          </table:table-cell>
          <table:table-cell office:value-type="float" office:value="0.0000309944152832031" calcext:value-type="float">
            <text:p>3.09944152832031E-0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00631809234619141" calcext:value-type="float">
            <text:p>6.31809234619141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00631809234619141" calcext:value-type="float">
            <text:p>6.31809234619141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0631809234619141" calcext:value-type="float">
            <text:p>6.31809234619141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00629425048828125" calcext:value-type="float">
            <text:p>6.29425048828125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00641345977783203" calcext:value-type="float">
            <text:p>6.41345977783203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00634193420410156" calcext:value-type="float">
            <text:p>6.34193420410156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00636577606201172" calcext:value-type="float">
            <text:p>6.36577606201172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00634193420410156" calcext:value-type="float">
            <text:p>6.34193420410156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0638961791992187" calcext:value-type="float">
            <text:p>6.38961791992187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00636577606201172" calcext:value-type="float">
            <text:p>6.36577606201172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0646114349365234" calcext:value-type="float">
            <text:p>6.46114349365234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00636577606201172" calcext:value-type="float">
            <text:p>6.36577606201172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064849853515625" calcext:value-type="float">
            <text:p>6.4849853515625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00636577606201172" calcext:value-type="float">
            <text:p>6.36577606201172E-05</text:p>
          </table:table-cell>
          <table:table-cell office:value-type="float" office:value="0.0000314712524414062" calcext:value-type="float">
            <text:p>3.14712524414062E-0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00638961791992187" calcext:value-type="float">
            <text:p>6.38961791992187E-05</text:p>
          </table:table-cell>
          <table:table-cell office:value-type="float" office:value="0.0000317096710205078" calcext:value-type="float">
            <text:p>3.17096710205078E-0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00636577606201172" calcext:value-type="float">
            <text:p>6.36577606201172E-05</text:p>
          </table:table-cell>
          <table:table-cell office:value-type="float" office:value="0.0000462532043457031" calcext:value-type="float">
            <text:p>4.62532043457031E-0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0064849853515625" calcext:value-type="float">
            <text:p>6.4849853515625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64849853515625" calcext:value-type="float">
            <text:p>6.4849853515625E-05</text:p>
          </table:table-cell>
          <table:table-cell office:value-type="float" office:value="0.0000314712524414062" calcext:value-type="float">
            <text:p>3.14712524414062E-0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0064849853515625" calcext:value-type="float">
            <text:p>6.4849853515625E-05</text:p>
          </table:table-cell>
          <table:table-cell office:value-type="float" office:value="0.0000314712524414062" calcext:value-type="float">
            <text:p>3.14712524414062E-0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00650882720947266" calcext:value-type="float">
            <text:p>6.50882720947266E-05</text:p>
          </table:table-cell>
          <table:table-cell office:value-type="float" office:value="0.0000317096710205078" calcext:value-type="float">
            <text:p>3.17096710205078E-0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00667572021484375" calcext:value-type="float">
            <text:p>6.67572021484375E-05</text:p>
          </table:table-cell>
          <table:table-cell office:value-type="float" office:value="0.0000314712524414062" calcext:value-type="float">
            <text:p>3.14712524414062E-0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00655651092529297" calcext:value-type="float">
            <text:p>6.55651092529297E-05</text:p>
          </table:table-cell>
          <table:table-cell office:value-type="float" office:value="0.0000317096710205078" calcext:value-type="float">
            <text:p>3.17096710205078E-0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0650882720947266" calcext:value-type="float">
            <text:p>6.50882720947266E-05</text:p>
          </table:table-cell>
          <table:table-cell office:value-type="float" office:value="0.0000317096710205078" calcext:value-type="float">
            <text:p>3.17096710205078E-0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0314712524414062" calcext:value-type="float">
            <text:p>3.14712524414062E-0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0.0000317096710205078" calcext:value-type="float">
            <text:p>3.17096710205078E-0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0655651092529297" calcext:value-type="float">
            <text:p>6.55651092529297E-05</text:p>
          </table:table-cell>
          <table:table-cell office:value-type="float" office:value="0.0000319480895996094" calcext:value-type="float">
            <text:p>3.19480895996094E-0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0.0000319480895996094" calcext:value-type="float">
            <text:p>3.19480895996094E-0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00939369201660156" calcext:value-type="float">
            <text:p>9.39369201660156E-05</text:p>
          </table:table-cell>
          <table:table-cell office:value-type="float" office:value="0.0000407695770263672" calcext:value-type="float">
            <text:p>4.07695770263672E-0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00650882720947266" calcext:value-type="float">
            <text:p>6.50882720947266E-05</text:p>
          </table:table-cell>
          <table:table-cell office:value-type="float" office:value="0.0000417232513427734" calcext:value-type="float">
            <text:p>4.17232513427734E-0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00655651092529297" calcext:value-type="float">
            <text:p>6.55651092529297E-05</text:p>
          </table:table-cell>
          <table:table-cell office:value-type="float" office:value="0.0000317096710205078" calcext:value-type="float">
            <text:p>3.17096710205078E-0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0.0000317096710205078" calcext:value-type="float">
            <text:p>3.17096710205078E-0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00660419464111328" calcext:value-type="float">
            <text:p>6.60419464111328E-05</text:p>
          </table:table-cell>
          <table:table-cell office:value-type="float" office:value="0.0000321865081787109" calcext:value-type="float">
            <text:p>3.21865081787109E-0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0317096710205078" calcext:value-type="float">
            <text:p>3.17096710205078E-0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00655651092529297" calcext:value-type="float">
            <text:p>6.55651092529297E-05</text:p>
          </table:table-cell>
          <table:table-cell office:value-type="float" office:value="0.0000319480895996094" calcext:value-type="float">
            <text:p>3.19480895996094E-0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0.0000321865081787109" calcext:value-type="float">
            <text:p>3.21865081787109E-0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00655651092529297" calcext:value-type="float">
            <text:p>6.55651092529297E-05</text:p>
          </table:table-cell>
          <table:table-cell office:value-type="float" office:value="0.0000321865081787109" calcext:value-type="float">
            <text:p>3.21865081787109E-0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00658035278320312" calcext:value-type="float">
            <text:p>6.58035278320312E-05</text:p>
          </table:table-cell>
          <table:table-cell office:value-type="float" office:value="0.0000321865081787109" calcext:value-type="float">
            <text:p>3.21865081787109E-0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00658035278320312" calcext:value-type="float">
            <text:p>6.58035278320312E-05</text:p>
          </table:table-cell>
          <table:table-cell office:value-type="float" office:value="0.0000324249267578125" calcext:value-type="float">
            <text:p>3.24249267578125E-0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00650882720947266" calcext:value-type="float">
            <text:p>6.50882720947266E-05</text:p>
          </table:table-cell>
          <table:table-cell office:value-type="float" office:value="0.0000324249267578125" calcext:value-type="float">
            <text:p>3.24249267578125E-0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00658035278320312" calcext:value-type="float">
            <text:p>6.58035278320312E-05</text:p>
          </table:table-cell>
          <table:table-cell office:value-type="float" office:value="0.0000324249267578125" calcext:value-type="float">
            <text:p>3.24249267578125E-0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0321865081787109" calcext:value-type="float">
            <text:p>3.21865081787109E-0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00584125518798828" calcext:value-type="float">
            <text:p>5.84125518798828E-0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104427337646484" calcext:value-type="float">
            <text:p>0.0001044273</text:p>
          </table:table-cell>
          <table:table-cell office:value-type="float" office:value="0.0000412464141845703" calcext:value-type="float">
            <text:p>4.12464141845703E-0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00884532928466797" calcext:value-type="float">
            <text:p>8.84532928466797E-05</text:p>
          </table:table-cell>
          <table:table-cell office:value-type="float" office:value="0.0000634193420410156" calcext:value-type="float">
            <text:p>6.34193420410156E-0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00948905944824219" calcext:value-type="float">
            <text:p>9.48905944824219E-05</text:p>
          </table:table-cell>
          <table:table-cell office:value-type="float" office:value="0.0000414848327636719" calcext:value-type="float">
            <text:p>4.14848327636719E-0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00858306884765625" calcext:value-type="float">
            <text:p>8.58306884765625E-05</text:p>
          </table:table-cell>
          <table:table-cell office:value-type="float" office:value="0.0000514984130859375" calcext:value-type="float">
            <text:p>5.14984130859375E-0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00753402709960937" calcext:value-type="float">
            <text:p>7.53402709960937E-05</text:p>
          </table:table-cell>
          <table:table-cell office:value-type="float" office:value="0.0000436305999755859" calcext:value-type="float">
            <text:p>4.36305999755859E-0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0.0000514984130859375" calcext:value-type="float">
            <text:p>5.14984130859375E-0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00662803649902344" calcext:value-type="float">
            <text:p>6.62803649902344E-0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00805854797363281" calcext:value-type="float">
            <text:p>8.05854797363281E-05</text:p>
          </table:table-cell>
          <table:table-cell office:value-type="float" office:value="0.0000345706939697266" calcext:value-type="float">
            <text:p>3.45706939697266E-0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00698566436767578" calcext:value-type="float">
            <text:p>6.98566436767578E-05</text:p>
          </table:table-cell>
          <table:table-cell office:value-type="float" office:value="0.0000352859497070312" calcext:value-type="float">
            <text:p>3.52859497070312E-0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00805854797363281" calcext:value-type="float">
            <text:p>8.05854797363281E-05</text:p>
          </table:table-cell>
          <table:table-cell office:value-type="float" office:value="0.0000441074371337891" calcext:value-type="float">
            <text:p>4.41074371337891E-0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0681877136230469" calcext:value-type="float">
            <text:p>6.81877136230469E-05</text:p>
          </table:table-cell>
          <table:table-cell office:value-type="float" office:value="0.0000336170196533203" calcext:value-type="float">
            <text:p>0.00003361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00689029693603516" calcext:value-type="float">
            <text:p>0.000068903</text:p>
          </table:table-cell>
          <table:table-cell office:value-type="float" office:value="0.000034332275390625" calcext:value-type="float">
            <text:p>3.4332275390625E-0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00691413879394531" calcext:value-type="float">
            <text:p>6.91413879394531E-05</text:p>
          </table:table-cell>
          <table:table-cell office:value-type="float" office:value="0.0000338554382324219" calcext:value-type="float">
            <text:p>3.38554382324219E-0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00717639923095703" calcext:value-type="float">
            <text:p>0.000071764</text:p>
          </table:table-cell>
          <table:table-cell office:value-type="float" office:value="0.0000393390655517578" calcext:value-type="float">
            <text:p>3.93390655517578E-0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00712871551513672" calcext:value-type="float">
            <text:p>7.12871551513672E-05</text:p>
          </table:table-cell>
          <table:table-cell office:value-type="float" office:value="0.0000345706939697266" calcext:value-type="float">
            <text:p>3.45706939697266E-0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0340938568115234" calcext:value-type="float">
            <text:p>3.40938568115234E-0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0338554382324219" calcext:value-type="float">
            <text:p>3.38554382324219E-0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00698566436767578" calcext:value-type="float">
            <text:p>6.98566436767578E-05</text:p>
          </table:table-cell>
          <table:table-cell office:value-type="float" office:value="0.0000338554382324219" calcext:value-type="float">
            <text:p>3.38554382324219E-0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0338554382324219" calcext:value-type="float">
            <text:p>3.38554382324219E-0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00679492950439453" calcext:value-type="float">
            <text:p>6.79492950439453E-05</text:p>
          </table:table-cell>
          <table:table-cell office:value-type="float" office:value="0.0000348091125488281" calcext:value-type="float">
            <text:p>3.48091125488281E-0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0679492950439453" calcext:value-type="float">
            <text:p>6.79492950439453E-05</text:p>
          </table:table-cell>
          <table:table-cell office:value-type="float" office:value="0.0000345706939697266" calcext:value-type="float">
            <text:p>3.45706939697266E-0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0348091125488281" calcext:value-type="float">
            <text:p>3.48091125488281E-0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0329017639160156" calcext:value-type="float">
            <text:p>3.29017639160156E-0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00681877136230469" calcext:value-type="float">
            <text:p>6.81877136230469E-05</text:p>
          </table:table-cell>
          <table:table-cell office:value-type="float" office:value="0.0000331401824951172" calcext:value-type="float">
            <text:p>3.31401824951172E-0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00681877136230469" calcext:value-type="float">
            <text:p>6.81877136230469E-05</text:p>
          </table:table-cell>
          <table:table-cell office:value-type="float" office:value="0.0000331401824951172" calcext:value-type="float">
            <text:p>3.31401824951172E-0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0331401824951172" calcext:value-type="float">
            <text:p>3.31401824951172E-0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00689029693603516" calcext:value-type="float">
            <text:p>0.000068903</text:p>
          </table:table-cell>
          <table:table-cell office:value-type="float" office:value="0.0000333786010742187" calcext:value-type="float">
            <text:p>3.33786010742187E-0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00689029693603516" calcext:value-type="float">
            <text:p>0.000068903</text:p>
          </table:table-cell>
          <table:table-cell office:value-type="float" office:value="0.0000333786010742187" calcext:value-type="float">
            <text:p>3.33786010742187E-0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00681877136230469" calcext:value-type="float">
            <text:p>6.81877136230469E-05</text:p>
          </table:table-cell>
          <table:table-cell office:value-type="float" office:value="0.0000333786010742187" calcext:value-type="float">
            <text:p>3.33786010742187E-0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006866455078125" calcext:value-type="float">
            <text:p>6.866455078125E-05</text:p>
          </table:table-cell>
          <table:table-cell office:value-type="float" office:value="0.0000331401824951172" calcext:value-type="float">
            <text:p>3.31401824951172E-0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06866455078125" calcext:value-type="float">
            <text:p>6.866455078125E-05</text:p>
          </table:table-cell>
          <table:table-cell office:value-type="float" office:value="0.0000336170196533203" calcext:value-type="float">
            <text:p>0.00003361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00691413879394531" calcext:value-type="float">
            <text:p>6.91413879394531E-05</text:p>
          </table:table-cell>
          <table:table-cell office:value-type="float" office:value="0.0000333786010742187" calcext:value-type="float">
            <text:p>3.33786010742187E-0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00691413879394531" calcext:value-type="float">
            <text:p>6.91413879394531E-05</text:p>
          </table:table-cell>
          <table:table-cell office:value-type="float" office:value="0.0000336170196533203" calcext:value-type="float">
            <text:p>0.00003361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00689029693603516" calcext:value-type="float">
            <text:p>0.000068903</text:p>
          </table:table-cell>
          <table:table-cell office:value-type="float" office:value="0.0000331401824951172" calcext:value-type="float">
            <text:p>3.31401824951172E-0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00920295715332031" calcext:value-type="float">
            <text:p>9.20295715332031E-05</text:p>
          </table:table-cell>
          <table:table-cell office:value-type="float" office:value="0.0000336170196533203" calcext:value-type="float">
            <text:p>0.00003361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00691413879394531" calcext:value-type="float">
            <text:p>6.91413879394531E-05</text:p>
          </table:table-cell>
          <table:table-cell office:value-type="float" office:value="0.0000333786010742187" calcext:value-type="float">
            <text:p>3.33786010742187E-0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00696182250976562" calcext:value-type="float">
            <text:p>6.96182250976562E-05</text:p>
          </table:table-cell>
          <table:table-cell office:value-type="float" office:value="0.0000336170196533203" calcext:value-type="float">
            <text:p>0.00003361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0691413879394531" calcext:value-type="float">
            <text:p>6.91413879394531E-05</text:p>
          </table:table-cell>
          <table:table-cell office:value-type="float" office:value="0.0000336170196533203" calcext:value-type="float">
            <text:p>0.00003361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00696182250976562" calcext:value-type="float">
            <text:p>6.96182250976562E-05</text:p>
          </table:table-cell>
          <table:table-cell office:value-type="float" office:value="0.0000336170196533203" calcext:value-type="float">
            <text:p>0.00003361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00693798065185547" calcext:value-type="float">
            <text:p>6.93798065185547E-05</text:p>
          </table:table-cell>
          <table:table-cell office:value-type="float" office:value="0.0000336170196533203" calcext:value-type="float">
            <text:p>0.00003361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0696182250976562" calcext:value-type="float">
            <text:p>6.96182250976562E-05</text:p>
          </table:table-cell>
          <table:table-cell office:value-type="float" office:value="0.0000338554382324219" calcext:value-type="float">
            <text:p>3.38554382324219E-0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00691413879394531" calcext:value-type="float">
            <text:p>6.91413879394531E-05</text:p>
          </table:table-cell>
          <table:table-cell office:value-type="float" office:value="0.0000345706939697266" calcext:value-type="float">
            <text:p>3.45706939697266E-0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00698566436767578" calcext:value-type="float">
            <text:p>6.98566436767578E-05</text:p>
          </table:table-cell>
          <table:table-cell office:value-type="float" office:value="0.0000345706939697266" calcext:value-type="float">
            <text:p>3.45706939697266E-0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00691413879394531" calcext:value-type="float">
            <text:p>6.91413879394531E-05</text:p>
          </table:table-cell>
          <table:table-cell office:value-type="float" office:value="0.0000345706939697266" calcext:value-type="float">
            <text:p>3.45706939697266E-0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00698566436767578" calcext:value-type="float">
            <text:p>6.98566436767578E-05</text:p>
          </table:table-cell>
          <table:table-cell office:value-type="float" office:value="0.000034332275390625" calcext:value-type="float">
            <text:p>3.4332275390625E-0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00910758972167969" calcext:value-type="float">
            <text:p>9.10758972167969E-05</text:p>
          </table:table-cell>
          <table:table-cell office:value-type="float" office:value="0.0000352859497070312" calcext:value-type="float">
            <text:p>3.52859497070312E-0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0345706939697266" calcext:value-type="float">
            <text:p>3.45706939697266E-0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00698566436767578" calcext:value-type="float">
            <text:p>6.98566436767578E-05</text:p>
          </table:table-cell>
          <table:table-cell office:value-type="float" office:value="0.000034332275390625" calcext:value-type="float">
            <text:p>3.4332275390625E-0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00696182250976562" calcext:value-type="float">
            <text:p>6.96182250976562E-05</text:p>
          </table:table-cell>
          <table:table-cell office:value-type="float" office:value="0.0000345706939697266" calcext:value-type="float">
            <text:p>3.45706939697266E-0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00700950622558594" calcext:value-type="float">
            <text:p>7.00950622558594E-05</text:p>
          </table:table-cell>
          <table:table-cell office:value-type="float" office:value="0.0000345706939697266" calcext:value-type="float">
            <text:p>3.45706939697266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700950622558594" calcext:value-type="float">
            <text:p>7.00950622558594E-05</text:p>
          </table:table-cell>
          <table:table-cell office:value-type="float" office:value="0.000034332275390625" calcext:value-type="float">
            <text:p>3.4332275390625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7T10:32:55.639457715</dc:date>
    <meta:editing-duration>PT2M27S</meta:editing-duration>
    <meta:editing-cycles>2</meta:editing-cycles>
    <meta:generator>LibreOffice/5.1.6.2$Linux_X86_64 LibreOffice_project/10m0$Build-2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56cm" svg:height="12.12cm" xlink:href=".." xlink:type="simple" chart:class="chart:line" chart:style-name="ch1">
        <chart:title svg:x="7.986cm" svg:y="0.378cm" chart:style-name="ch2">
          <text:p>List Iteration Time Analysis</text:p>
        </chart:title>
        <chart:legend chart:legend-position="end" svg:x="17.334cm" svg:y="5.512cm" style:legend-expansion="high" chart:style-name="ch3"/>
        <chart:plot-area chart:style-name="ch4" table:cell-range-address="time_csv_1000.A2:time_csv_1000.C1001" chart:data-source-has-labels="both" svg:x="1.44cm" svg:y="1.399cm" svg:width="15.465cm" svg:height="9.498cm">
          <chartooo:coordinate-region svg:x="2.908cm" svg:y="1.399cm" svg:width="13.997cm" svg:height="8.375cm"/>
          <chart:axis chart:dimension="x" chart:name="primary-x" chart:style-name="ch5" chartooo:axis-type="auto">
            <chartooo:date-scale/>
            <chart:title svg:x="8.506cm" svg:y="11.139cm" chart:style-name="ch6">
              <text:p>List Size</text:p>
            </chart:title>
            <chart:categories table:cell-range-address="time_csv_1000.A2:time_csv_1000.A1001"/>
          </chart:axis>
          <chart:axis chart:dimension="y" chart:name="primary-y" chart:style-name="ch5">
            <chart:title svg:x="0.451cm" svg:y="6.549cm" chart:style-name="ch7">
              <text:p>Time</text:p>
            </chart:title>
            <chart:grid chart:style-name="ch8" chart:class="major"/>
          </chart:axis>
          <chart:series chart:style-name="ch9" chart:values-cell-range-address="time_csv_1000.B2:time_csv_1000.B1001" loext:label-string="forlooptime" chart:class="chart:line">
            <chart:data-point chart:repeated="1000"/>
          </chart:series>
          <chart:series chart:style-name="ch10" chart:values-cell-range-address="time_csv_1000.C2:time_csv_1000.C1001" loext:label-string="listcomprehension" chart:class="chart:line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looptime</text:p>
              </table:table-cell>
              <table:table-cell office:value-type="string">
                <text:p>listcomprehensio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_csv_1000.A2:time_csv_1000.A1001</svg:desc>
                </draw:g>
              </table:table-cell>
              <table:table-cell office:value-type="float" office:value="0.00000405311584472656">
                <text:p>0.00000405311584472656</text:p>
                <draw:g>
                  <svg:desc>time_csv_1000.B2:time_csv_1000.B1001</svg:desc>
                </draw:g>
              </table:table-cell>
              <table:table-cell office:value-type="float" office:value="0.000003814697265625">
                <text:p>0.000003814697265625</text:p>
                <draw:g>
                  <svg:desc>time_csv_1000.C2:time_csv_1000.C10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715255737304688">
                <text:p>0.0000007152557373046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95367431640625">
                <text:p>0.00000095367431640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119209289550781">
                <text:p>0.000001192092895507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95367431640625">
                <text:p>0.000000953674316406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119209289550781">
                <text:p>0.000001192092895507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166893005371094">
                <text:p>0.000001668930053710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166893005371094">
                <text:p>0.000001668930053710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166893005371094">
                <text:p>0.00000166893005371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166893005371094">
                <text:p>0.000001668930053710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19073486328125">
                <text:p>0.00000190734863281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119209289550781">
                <text:p>0.000001192092895507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119209289550781">
                <text:p>0.000001192092895507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119686126708984">
                <text:p>0.00011968612670898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166893005371094">
                <text:p>0.0000016689300537109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166893005371094">
                <text:p>0.000001668930053710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166893005371094">
                <text:p>0.0000016689300537109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143051147460938">
                <text:p>0.0000014305114746093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166893005371094">
                <text:p>0.0000016689300537109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166893005371094">
                <text:p>0.0000016689300537109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19073486328125">
                <text:p>0.00000190734863281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19073486328125">
                <text:p>0.00000190734863281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19073486328125">
                <text:p>0.000001907348632812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19073486328125">
                <text:p>0.00000190734863281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19073486328125">
                <text:p>0.00000190734863281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19073486328125">
                <text:p>0.00000190734863281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19073486328125">
                <text:p>0.000001907348632812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214576721191406">
                <text:p>0.0000021457672119140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238418579101562">
                <text:p>0.0000023841857910156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214576721191406">
                <text:p>0.0000021457672119140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214576721191406">
                <text:p>0.0000021457672119140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262260437011719">
                <text:p>0.000002622604370117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214576721191406">
                <text:p>0.0000021457672119140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214576721191406">
                <text:p>0.000002145767211914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238418579101562">
                <text:p>0.0000023841857910156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214576721191406">
                <text:p>0.0000021457672119140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238418579101562">
                <text:p>0.000002384185791015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238418579101562">
                <text:p>0.0000023841857910156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238418579101562">
                <text:p>0.000002384185791015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262260437011719">
                <text:p>0.0000026226043701171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238418579101562">
                <text:p>0.0000023841857910156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309944152832031">
                <text:p>0.0000030994415283203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286102294921875">
                <text:p>0.000002861022949218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286102294921875">
                <text:p>0.000002861022949218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333786010742187">
                <text:p>0.0000033378601074218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286102294921875">
                <text:p>0.000002861022949218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309944152832031">
                <text:p>0.000003099441528320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286102294921875">
                <text:p>0.00000286102294921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333786010742187">
                <text:p>0.000003337860107421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286102294921875">
                <text:p>0.0000028610229492187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309944152832031">
                <text:p>0.0000030994415283203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309944152832031">
                <text:p>0.0000030994415283203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309944152832031">
                <text:p>0.0000030994415283203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309944152832031">
                <text:p>0.000003099441528320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309944152832031">
                <text:p>0.0000030994415283203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309944152832031">
                <text:p>0.0000030994415283203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309944152832031">
                <text:p>0.0000030994415283203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333786010742187">
                <text:p>0.000003337860107421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309944152832031">
                <text:p>0.0000030994415283203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357627868652344">
                <text:p>0.0000035762786865234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357627868652344">
                <text:p>0.0000035762786865234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357627868652344">
                <text:p>0.0000035762786865234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333786010742187">
                <text:p>0.0000033378601074218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357627868652344">
                <text:p>0.0000035762786865234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333786010742187">
                <text:p>0.0000033378601074218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357627868652344">
                <text:p>0.0000035762786865234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357627868652344">
                <text:p>0.0000035762786865234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357627868652344">
                <text:p>0.000003576278686523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405311584472656">
                <text:p>0.000004053115844726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476837158203125">
                <text:p>0.0000047683715820312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476837158203125">
                <text:p>0.0000047683715820312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476837158203125">
                <text:p>0.000004768371582031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500679016113281">
                <text:p>0.0000050067901611328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500679016113281">
                <text:p>0.0000050067901611328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500679016113281">
                <text:p>0.0000050067901611328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500679016113281">
                <text:p>0.0000050067901611328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0548362731933594">
                <text:p>0.0000054836273193359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596046447753906">
                <text:p>0.0000059604644775390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548362731933594">
                <text:p>0.0000054836273193359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57220458984375">
                <text:p>0.000005722045898437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0548362731933594">
                <text:p>0.0000054836273193359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548362731933594">
                <text:p>0.0000054836273193359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548362731933594">
                <text:p>0.0000054836273193359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548362731933594">
                <text:p>0.0000054836273193359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548362731933594">
                <text:p>0.0000054836273193359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57220458984375">
                <text:p>0.00000572204589843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57220458984375">
                <text:p>0.000005722045898437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548362731933594">
                <text:p>0.0000054836273193359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596046447753906">
                <text:p>0.0000059604644775390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548362731933594">
                <text:p>0.0000054836273193359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715255737304688">
                <text:p>0.0000071525573730468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786781311035156">
                <text:p>0.0000078678131103515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715255737304688">
                <text:p>0.0000071525573730468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619888305664063">
                <text:p>0.0000061988830566406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619888305664063">
                <text:p>0.0000061988830566406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786781311035156">
                <text:p>0.000007867813110351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715255737304688">
                <text:p>0.0000071525573730468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164508819580078">
                <text:p>0.000016450881958007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619888305664063">
                <text:p>0.0000061988830566406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154972076416016">
                <text:p>0.00001549720764160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619888305664063">
                <text:p>0.0000061988830566406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619888305664063">
                <text:p>0.000006198883056640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691413879394531">
                <text:p>0.0000069141387939453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715255737304688">
                <text:p>0.000007152557373046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715255737304688">
                <text:p>0.0000071525573730468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715255737304688">
                <text:p>0.0000071525573730468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715255737304688">
                <text:p>0.00000715255737304688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715255737304688">
                <text:p>0.0000071525573730468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762939453125">
                <text:p>0.0000076293945312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762939453125">
                <text:p>0.0000076293945312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00762939453125">
                <text:p>0.0000076293945312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786781311035156">
                <text:p>0.0000078678131103515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786781311035156">
                <text:p>0.0000078678131103515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786781311035156">
                <text:p>0.0000078678131103515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0786781311035156">
                <text:p>0.0000078678131103515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786781311035156">
                <text:p>0.0000078678131103515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786781311035156">
                <text:p>0.0000078678131103515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0786781311035156">
                <text:p>0.0000078678131103515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786781311035156">
                <text:p>0.0000078678131103515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834465026855469">
                <text:p>0.0000083446502685546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834465026855469">
                <text:p>0.000008344650268554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834465026855469">
                <text:p>0.0000083446502685546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00882148742675781">
                <text:p>0.0000088214874267578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882148742675781">
                <text:p>0.0000088214874267578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882148742675781">
                <text:p>0.00000882148742675781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882148742675781">
                <text:p>0.0000088214874267578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929832458496094">
                <text:p>0.0000092983245849609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929832458496094">
                <text:p>0.0000092983245849609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929832458496094">
                <text:p>0.0000092983245849609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905990600585938">
                <text:p>0.0000090599060058593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0929832458496094">
                <text:p>0.0000092983245849609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929832458496094">
                <text:p>0.0000092983245849609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929832458496094">
                <text:p>0.0000092983245849609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95367431640625">
                <text:p>0.000009536743164062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929832458496094">
                <text:p>0.0000092983245849609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095367431640625">
                <text:p>0.000009536743164062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95367431640625">
                <text:p>0.000009536743164062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977516174316406">
                <text:p>0.0000097751617431640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95367431640625">
                <text:p>0.000009536743164062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95367431640625">
                <text:p>0.000009536743164062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977516174316406">
                <text:p>0.0000097751617431640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095367431640625">
                <text:p>0.000009536743164062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95367431640625">
                <text:p>0.000009536743164062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0977516174316406">
                <text:p>0.0000097751617431640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977516174316406">
                <text:p>0.0000097751617431640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977516174316406">
                <text:p>0.0000097751617431640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0977516174316406">
                <text:p>0.0000097751617431640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100135803222656">
                <text:p>0.000010013580322265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100135803222656">
                <text:p>0.000010013580322265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100135803222656">
                <text:p>0.000010013580322265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100135803222656">
                <text:p>0.000010013580322265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100135803222656">
                <text:p>0.000010013580322265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100135803222656">
                <text:p>0.000010013580322265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100135803222656">
                <text:p>0.000010013580322265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100135803222656">
                <text:p>0.000010013580322265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102519989013672">
                <text:p>0.000010251998901367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100135803222656">
                <text:p>0.000010013580322265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102519989013672">
                <text:p>0.000010251998901367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102519989013672">
                <text:p>0.000010251998901367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102519989013672">
                <text:p>0.000010251998901367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102519989013672">
                <text:p>0.000010251998901367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104904174804688">
                <text:p>0.000010490417480468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107288360595703">
                <text:p>0.000010728836059570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107288360595703">
                <text:p>0.000010728836059570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107288360595703">
                <text:p>0.000010728836059570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107288360595703">
                <text:p>0.000010728836059570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107288360595703">
                <text:p>0.000010728836059570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107288360595703">
                <text:p>0.000010728836059570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107288360595703">
                <text:p>0.000010728836059570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112056732177734">
                <text:p>0.000011205673217773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112056732177734">
                <text:p>0.000011205673217773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112056732177734">
                <text:p>0.000011205673217773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112056732177734">
                <text:p>0.000011205673217773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116825103759766">
                <text:p>0.000011682510375976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11444091796875">
                <text:p>0.00001144409179687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11444091796875">
                <text:p>0.00001144409179687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11444091796875">
                <text:p>0.00001144409179687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00295639038085937">
                <text:p>0.0000295639038085937</text:p>
              </table:table-cell>
              <table:table-cell office:value-type="float" office:value="0.0000202655792236328">
                <text:p>0.000020265579223632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11444091796875">
                <text:p>0.000011444091796875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143051147460938">
                <text:p>0.000014305114746093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11444091796875">
                <text:p>0.00001144409179687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11444091796875">
                <text:p>0.00001144409179687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11444091796875">
                <text:p>0.0000114440917968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11444091796875">
                <text:p>0.00001144409179687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116825103759766">
                <text:p>0.000011682510375976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116825103759766">
                <text:p>0.000011682510375976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119209289550781">
                <text:p>0.0000119209289550781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116825103759766">
                <text:p>0.000011682510375976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116825103759766">
                <text:p>0.000011682510375976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119209289550781">
                <text:p>0.000011920928955078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119209289550781">
                <text:p>0.000011920928955078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116825103759766">
                <text:p>0.000011682510375976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119209289550781">
                <text:p>0.000011920928955078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126361846923828">
                <text:p>0.0000126361846923828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121593475341797">
                <text:p>0.0000121593475341797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123977661132813">
                <text:p>0.0000123977661132813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123977661132813">
                <text:p>0.000012397766113281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123977661132813">
                <text:p>0.000012397766113281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123977661132813">
                <text:p>0.000012397766113281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126361846923828">
                <text:p>0.0000126361846923828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123977661132813">
                <text:p>0.0000123977661132813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126361846923828">
                <text:p>0.0000126361846923828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126361846923828">
                <text:p>0.000012636184692382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126361846923828">
                <text:p>0.000012636184692382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126361846923828">
                <text:p>0.000012636184692382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126361846923828">
                <text:p>0.0000126361846923828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126361846923828">
                <text:p>0.000012636184692382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126361846923828">
                <text:p>0.000012636184692382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131130218505859">
                <text:p>0.000013113021850585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128746032714844">
                <text:p>0.000012874603271484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131130218505859">
                <text:p>0.000013113021850585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131130218505859">
                <text:p>0.000013113021850585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133514404296875">
                <text:p>0.0000133514404296875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133514404296875">
                <text:p>0.000013351440429687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233650207519531">
                <text:p>0.000023365020751953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0133514404296875">
                <text:p>0.0000133514404296875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131130218505859">
                <text:p>0.000013113021850585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133514404296875">
                <text:p>0.0000133514404296875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133514404296875">
                <text:p>0.0000133514404296875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133514404296875">
                <text:p>0.0000133514404296875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0147819519042969">
                <text:p>0.000014781951904296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140666961669922">
                <text:p>0.000014066696166992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271797180175781">
                <text:p>0.000027179718017578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386238098144531">
                <text:p>0.0000386238098144531</text:p>
              </table:table-cell>
              <table:table-cell office:value-type="float" office:value="0.0000140666961669922">
                <text:p>0.000014066696166992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138282775878906">
                <text:p>0.000013828277587890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138282775878906">
                <text:p>0.0000138282775878906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138282775878906">
                <text:p>0.000013828277587890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138282775878906">
                <text:p>0.000013828277587890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138282775878906">
                <text:p>0.000013828277587890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135898590087891">
                <text:p>0.000013589859008789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140666961669922">
                <text:p>0.00001406669616699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138282775878906">
                <text:p>0.000013828277587890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140666961669922">
                <text:p>0.0000140666961669922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138282775878906">
                <text:p>0.000013828277587890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140666961669922">
                <text:p>0.000014066696166992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143051147460938">
                <text:p>0.000014305114746093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138282775878906">
                <text:p>0.000013828277587890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147819519042969">
                <text:p>0.0000147819519042969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140666961669922">
                <text:p>0.000014066696166992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145435333251953">
                <text:p>0.0000145435333251953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0152587890625">
                <text:p>0.000015258789062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00324249267578125">
                <text:p>0.0000324249267578125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00340938568115234">
                <text:p>0.0000340938568115234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00340938568115234">
                <text:p>0.0000340938568115234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197887420654297">
                <text:p>0.0000197887420654297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0197887420654297">
                <text:p>0.0000197887420654297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0197887420654297">
                <text:p>0.0000197887420654297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0202655792236328">
                <text:p>0.000020265579223632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0164508819580078">
                <text:p>0.000016450881958007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0166893005371094">
                <text:p>0.0000166893005371094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0164508819580078">
                <text:p>0.000016450881958007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0166893005371094">
                <text:p>0.0000166893005371094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0164508819580078">
                <text:p>0.000016450881958007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0166893005371094">
                <text:p>0.0000166893005371094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0166893005371094">
                <text:p>0.000016689300537109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0166893005371094">
                <text:p>0.0000166893005371094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0164508819580078">
                <text:p>0.0000164508819580078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0166893005371094">
                <text:p>0.0000166893005371094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0169277191162109">
                <text:p>0.0000169277191162109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0169277191162109">
                <text:p>0.0000169277191162109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0166893005371094">
                <text:p>0.000016689300537109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0166893005371094">
                <text:p>0.0000166893005371094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169277191162109">
                <text:p>0.0000169277191162109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169277191162109">
                <text:p>0.000016927719116210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0169277191162109">
                <text:p>0.0000169277191162109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0169277191162109">
                <text:p>0.000016927719116210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0169277191162109">
                <text:p>0.0000169277191162109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0324249267578125">
                <text:p>0.0000324249267578125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00324249267578125">
                <text:p>0.0000324249267578125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00324249267578125">
                <text:p>0.0000324249267578125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0171661376953125">
                <text:p>0.00001716613769531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324249267578125">
                <text:p>0.0000324249267578125</text:p>
              </table:table-cell>
              <table:table-cell office:value-type="float" office:value="0.0000174045562744141">
                <text:p>0.000017404556274414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0174045562744141">
                <text:p>0.0000174045562744141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0174045562744141">
                <text:p>0.0000174045562744141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0174045562744141">
                <text:p>0.0000174045562744141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0174045562744141">
                <text:p>0.0000174045562744141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0174045562744141">
                <text:p>0.000017404556274414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00176429748535156">
                <text:p>0.0000176429748535156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000340938568115234">
                <text:p>0.0000340938568115234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00340938568115234">
                <text:p>0.0000340938568115234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0183582305908203">
                <text:p>0.000018358230590820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0019073486328125">
                <text:p>0.000019073486328125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000371932983398437">
                <text:p>0.0000371932983398437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000383853912353516">
                <text:p>0.0000383853912353516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000383853912353516">
                <text:p>0.0000383853912353516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000383853912353516">
                <text:p>0.0000383853912353516</text:p>
              </table:table-cell>
              <table:table-cell office:value-type="float" office:value="0.0000197887420654297">
                <text:p>0.000019788742065429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0383853912353516">
                <text:p>0.0000383853912353516</text:p>
              </table:table-cell>
              <table:table-cell office:value-type="float" office:value="0.0000197887420654297">
                <text:p>0.0000197887420654297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000386238098144531">
                <text:p>0.0000386238098144531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000386238098144531">
                <text:p>0.0000386238098144531</text:p>
              </table:table-cell>
              <table:table-cell office:value-type="float" office:value="0.0000197887420654297">
                <text:p>0.000019788742065429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0197887420654297">
                <text:p>0.0000197887420654297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0197887420654297">
                <text:p>0.0000197887420654297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0202655792236328">
                <text:p>0.0000202655792236328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0202655792236328">
                <text:p>0.0000202655792236328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000395774841308594">
                <text:p>0.0000395774841308594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000393390655517578">
                <text:p>0.0000393390655517578</text:p>
              </table:table-cell>
              <table:table-cell office:value-type="float" office:value="0.0000202655792236328">
                <text:p>0.000020265579223632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00395774841308594">
                <text:p>0.0000395774841308594</text:p>
              </table:table-cell>
              <table:table-cell office:value-type="float" office:value="0.0000202655792236328">
                <text:p>0.0000202655792236328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000393390655517578">
                <text:p>0.0000393390655517578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000395774841308594">
                <text:p>0.0000395774841308594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0202655792236328">
                <text:p>0.0000202655792236328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0202655792236328">
                <text:p>0.0000202655792236328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0202655792236328">
                <text:p>0.0000202655792236328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000400543212890625">
                <text:p>0.0000400543212890625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0207424163818359">
                <text:p>0.000020742416381835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00400543212890625">
                <text:p>0.0000400543212890625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000405311584472656">
                <text:p>0.0000405311584472656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000405311584472656">
                <text:p>0.0000405311584472656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000405311584472656">
                <text:p>0.0000405311584472656</text:p>
              </table:table-cell>
              <table:table-cell office:value-type="float" office:value="0.0000207424163818359">
                <text:p>0.0000207424163818359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000405311584472656">
                <text:p>0.0000405311584472656</text:p>
              </table:table-cell>
              <table:table-cell office:value-type="float" office:value="0.0000207424163818359">
                <text:p>0.0000207424163818359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0207424163818359">
                <text:p>0.0000207424163818359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00205039978027344">
                <text:p>0.000020503997802734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0412464141845703">
                <text:p>0.0000412464141845703</text:p>
              </table:table-cell>
              <table:table-cell office:value-type="float" office:value="0.0000207424163818359">
                <text:p>0.000020742416381835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0209808349609375">
                <text:p>0.0000209808349609375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00212192535400391">
                <text:p>0.0000212192535400391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00209808349609375">
                <text:p>0.0000209808349609375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0209808349609375">
                <text:p>0.0000209808349609375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0209808349609375">
                <text:p>0.0000209808349609375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000417232513427734">
                <text:p>0.0000417232513427734</text:p>
              </table:table-cell>
              <table:table-cell office:value-type="float" office:value="0.0000209808349609375">
                <text:p>0.0000209808349609375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000519752502441406">
                <text:p>0.0000519752502441406</text:p>
              </table:table-cell>
              <table:table-cell office:value-type="float" office:value="0.0000214576721191406">
                <text:p>0.0000214576721191406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00209808349609375">
                <text:p>0.0000209808349609375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00214576721191406">
                <text:p>0.000021457672119140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00214576721191406">
                <text:p>0.0000214576721191406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000422000885009766">
                <text:p>0.0000422000885009766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0214576721191406">
                <text:p>0.0000214576721191406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00214576721191406">
                <text:p>0.0000214576721191406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000422000885009766">
                <text:p>0.0000422000885009766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0219345092773437">
                <text:p>0.0000219345092773437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0000219345092773437">
                <text:p>0.000021934509277343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0219345092773437">
                <text:p>0.0000219345092773437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000436305999755859">
                <text:p>0.0000436305999755859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0219345092773437">
                <text:p>0.0000219345092773437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0219345092773437">
                <text:p>0.0000219345092773437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000436305999755859">
                <text:p>0.0000436305999755859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000436305999755859">
                <text:p>0.0000436305999755859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0438690185546875">
                <text:p>0.0000438690185546875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364780426025391">
                <text:p>0.0000364780426025391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000438690185546875">
                <text:p>0.0000438690185546875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000438690185546875">
                <text:p>0.0000438690185546875</text:p>
              </table:table-cell>
              <table:table-cell office:value-type="float" office:value="0.0000219345092773437">
                <text:p>0.0000219345092773437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000436305999755859">
                <text:p>0.0000436305999755859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000436305999755859">
                <text:p>0.0000436305999755859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000438690185546875">
                <text:p>0.0000438690185546875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000436305999755859">
                <text:p>0.0000436305999755859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000438690185546875">
                <text:p>0.0000438690185546875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02288818359375">
                <text:p>0.00002288818359375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0443458557128906">
                <text:p>0.0000443458557128906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000448226928710938">
                <text:p>0.0000448226928710938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000448226928710938">
                <text:p>0.0000448226928710938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000455379486083984">
                <text:p>0.0000455379486083984</text:p>
              </table:table-cell>
              <table:table-cell office:value-type="float" office:value="0.00002288818359375">
                <text:p>0.0000228881835937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000448226928710938">
                <text:p>0.0000448226928710938</text:p>
              </table:table-cell>
              <table:table-cell office:value-type="float" office:value="0.00002288818359375">
                <text:p>0.00002288818359375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000455379486083984">
                <text:p>0.0000455379486083984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02288818359375">
                <text:p>0.00002288818359375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0455379486083984">
                <text:p>0.0000455379486083984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0233650207519531">
                <text:p>0.0000233650207519531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000455379486083984">
                <text:p>0.0000455379486083984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0233650207519531">
                <text:p>0.0000233650207519531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0233650207519531">
                <text:p>0.000023365020751953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0233650207519531">
                <text:p>0.0000233650207519531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000469684600830078">
                <text:p>0.0000469684600830078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000467300415039063">
                <text:p>0.0000467300415039063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0467300415039063">
                <text:p>0.0000467300415039063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000658035278320312">
                <text:p>0.0000658035278320312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000467300415039063">
                <text:p>0.0000467300415039063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000467300415039063">
                <text:p>0.0000467300415039063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481605529785156">
                <text:p>0.0000481605529785156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0483989715576172">
                <text:p>0.0000483989715576172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00483989715576172">
                <text:p>0.0000483989715576172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00481605529785156">
                <text:p>0.0000481605529785156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00483989715576172">
                <text:p>0.0000483989715576172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00481605529785156">
                <text:p>0.0000481605529785156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0672340393066406">
                <text:p>0.0000672340393066406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00493526458740234">
                <text:p>0.0000493526458740234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0493526458740234">
                <text:p>0.0000493526458740234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00493526458740234">
                <text:p>0.0000493526458740234</text:p>
              </table:table-cell>
              <table:table-cell office:value-type="float" office:value="0.0000250339508056641">
                <text:p>0.0000250339508056641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00498294830322266">
                <text:p>0.0000498294830322266</text:p>
              </table:table-cell>
              <table:table-cell office:value-type="float" office:value="0.0000250339508056641">
                <text:p>0.000025033950805664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00498294830322266">
                <text:p>0.0000498294830322266</text:p>
              </table:table-cell>
              <table:table-cell office:value-type="float" office:value="0.0000250339508056641">
                <text:p>0.0000250339508056641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0505447387695313">
                <text:p>0.0000505447387695313</text:p>
              </table:table-cell>
              <table:table-cell office:value-type="float" office:value="0.0000250339508056641">
                <text:p>0.0000250339508056641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00500679016113281">
                <text:p>0.0000500679016113281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0252723693847656">
                <text:p>0.0000252723693847656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0505447387695313">
                <text:p>0.0000505447387695313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0500679016113281">
                <text:p>0.0000500679016113281</text:p>
              </table:table-cell>
              <table:table-cell office:value-type="float" office:value="0.0000247955322265625">
                <text:p>0.0000247955322265625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0252723693847656">
                <text:p>0.0000252723693847656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0252723693847656">
                <text:p>0.0000252723693847656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0505447387695313">
                <text:p>0.0000505447387695313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0505447387695313">
                <text:p>0.0000505447387695313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0505447387695313">
                <text:p>0.0000505447387695313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0507831573486328">
                <text:p>0.0000507831573486328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0510215759277344">
                <text:p>0.0000510215759277344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0507831573486328">
                <text:p>0.0000507831573486328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0512599945068359">
                <text:p>0.0000512599945068359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0519752502441406">
                <text:p>0.0000519752502441406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0259876251220703">
                <text:p>0.0000259876251220703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0519752502441406">
                <text:p>0.0000519752502441406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0259876251220703">
                <text:p>0.0000259876251220703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0259876251220703">
                <text:p>0.0000259876251220703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0519752502441406">
                <text:p>0.0000519752502441406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0259876251220703">
                <text:p>0.0000259876251220703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0524520874023438">
                <text:p>0.0000524520874023438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0262260437011719">
                <text:p>0.0000262260437011719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0000259876251220703">
                <text:p>0.000025987625122070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526905059814453">
                <text:p>0.0000526905059814453</text:p>
              </table:table-cell>
              <table:table-cell office:value-type="float" office:value="0.0000262260437011719">
                <text:p>0.0000262260437011719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0000262260437011719">
                <text:p>0.000026226043701171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0262260437011719">
                <text:p>0.0000262260437011719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0722408294677734">
                <text:p>0.0000722408294677734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0536441802978516">
                <text:p>0.0000536441802978516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05340576171875">
                <text:p>0.00005340576171875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0536441802978516">
                <text:p>0.0000536441802978516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05340576171875">
                <text:p>0.00005340576171875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0536441802978516">
                <text:p>0.0000536441802978516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0548362731933594">
                <text:p>0.0000548362731933594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0641345977783203">
                <text:p>0.0000641345977783203</text:p>
              </table:table-cell>
              <table:table-cell office:value-type="float" office:value="0.0000360012054443359">
                <text:p>0.0000360012054443359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0269412994384766">
                <text:p>0.0000269412994384766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0269412994384766">
                <text:p>0.0000269412994384766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0269412994384766">
                <text:p>0.0000269412994384766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0271797180175781">
                <text:p>0.0000271797180175781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0271797180175781">
                <text:p>0.0000271797180175781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0412464141845703">
                <text:p>0.0000412464141845703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0483989715576172">
                <text:p>0.0000483989715576172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0274181365966797">
                <text:p>0.0000274181365966797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0548362731933594">
                <text:p>0.0000548362731933594</text:p>
              </table:table-cell>
              <table:table-cell office:value-type="float" office:value="0.0000271797180175781">
                <text:p>0.0000271797180175781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0374317169189453">
                <text:p>0.000037431716918945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03814697265625">
                <text:p>0.00003814697265625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0641345977783203">
                <text:p>0.0000641345977783203</text:p>
              </table:table-cell>
              <table:table-cell office:value-type="float" office:value="0.0000274181365966797">
                <text:p>0.0000274181365966797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0274181365966797">
                <text:p>0.0000274181365966797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0557899475097656">
                <text:p>0.0000557899475097656</text:p>
              </table:table-cell>
              <table:table-cell office:value-type="float" office:value="0.0000271797180175781">
                <text:p>0.0000271797180175781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0557899475097656">
                <text:p>0.0000557899475097656</text:p>
              </table:table-cell>
              <table:table-cell office:value-type="float" office:value="0.0000274181365966797">
                <text:p>0.0000274181365966797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0560283660888672">
                <text:p>0.0000560283660888672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0557899475097656">
                <text:p>0.0000557899475097656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0557899475097656">
                <text:p>0.0000557899475097656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0562667846679688">
                <text:p>0.0000562667846679688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0562667846679688">
                <text:p>0.0000562667846679688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0555515289306641">
                <text:p>0.0000555515289306641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0557899475097656">
                <text:p>0.0000557899475097656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0562667846679688">
                <text:p>0.0000562667846679688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0560283660888672">
                <text:p>0.0000560283660888672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0281333923339844">
                <text:p>0.0000281333923339844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000562667846679688">
                <text:p>0.0000562667846679688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0281333923339844">
                <text:p>0.0000281333923339844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0283718109130859">
                <text:p>0.0000283718109130859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0283718109130859">
                <text:p>0.0000283718109130859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0283718109130859">
                <text:p>0.0000283718109130859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0281333923339844">
                <text:p>0.0000281333923339844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0283718109130859">
                <text:p>0.0000283718109130859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0000281333923339844">
                <text:p>0.0000281333923339844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0281333923339844">
                <text:p>0.000028133392333984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0286102294921875">
                <text:p>0.000028610229492187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0283718109130859">
                <text:p>0.0000283718109130859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000574588775634766">
                <text:p>0.0000574588775634766</text:p>
              </table:table-cell>
              <table:table-cell office:value-type="float" office:value="0.0000283718109130859">
                <text:p>0.0000283718109130859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0000476837158203125">
                <text:p>0.0000476837158203125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000584125518798828">
                <text:p>0.0000584125518798828</text:p>
              </table:table-cell>
              <table:table-cell office:value-type="float" office:value="0.0000286102294921875">
                <text:p>0.0000286102294921875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0286102294921875">
                <text:p>0.000028610229492187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0708103179931641">
                <text:p>0.0000708103179931641</text:p>
              </table:table-cell>
              <table:table-cell office:value-type="float" office:value="0.0000286102294921875">
                <text:p>0.0000286102294921875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0286102294921875">
                <text:p>0.0000286102294921875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0286102294921875">
                <text:p>0.0000286102294921875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0286102294921875">
                <text:p>0.0000286102294921875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00286102294921875">
                <text:p>0.0000286102294921875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0374317169189453">
                <text:p>0.0000374317169189453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000591278076171875">
                <text:p>0.0000591278076171875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0290870666503906">
                <text:p>0.0000290870666503906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00290870666503906">
                <text:p>0.0000290870666503906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0000593662261962891">
                <text:p>0.0000593662261962891</text:p>
              </table:table-cell>
              <table:table-cell office:value-type="float" office:value="0.0000290870666503906">
                <text:p>0.0000290870666503906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0000593662261962891">
                <text:p>0.0000593662261962891</text:p>
              </table:table-cell>
              <table:table-cell office:value-type="float" office:value="0.0000290870666503906">
                <text:p>0.0000290870666503906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0293254852294922">
                <text:p>0.0000293254852294922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0000593662261962891">
                <text:p>0.0000593662261962891</text:p>
              </table:table-cell>
              <table:table-cell office:value-type="float" office:value="0.0000290870666503906">
                <text:p>0.0000290870666503906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0293254852294922">
                <text:p>0.0000293254852294922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0293254852294922">
                <text:p>0.000029325485229492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000596046447753906">
                <text:p>0.0000596046447753906</text:p>
              </table:table-cell>
              <table:table-cell office:value-type="float" office:value="0.0000290870666503906">
                <text:p>0.0000290870666503906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0000596046447753906">
                <text:p>0.0000596046447753906</text:p>
              </table:table-cell>
              <table:table-cell office:value-type="float" office:value="0.0000293254852294922">
                <text:p>0.0000293254852294922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0295639038085937">
                <text:p>0.0000295639038085937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0295639038085937">
                <text:p>0.0000295639038085937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00293254852294922">
                <text:p>0.0000293254852294922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0295639038085937">
                <text:p>0.0000295639038085937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000605583190917969">
                <text:p>0.0000605583190917969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000605583190917969">
                <text:p>0.0000605583190917969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000622272491455078">
                <text:p>0.0000622272491455078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000605583190917969">
                <text:p>0.0000605583190917969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000615119934082031">
                <text:p>0.0000615119934082031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000605583190917969">
                <text:p>0.0000605583190917969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000612735748291016">
                <text:p>0.0000612735748291016</text:p>
              </table:table-cell>
              <table:table-cell office:value-type="float" office:value="0.0000302791595458984">
                <text:p>0.0000302791595458984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000612735748291016">
                <text:p>0.0000612735748291016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000612735748291016">
                <text:p>0.0000612735748291016</text:p>
              </table:table-cell>
              <table:table-cell office:value-type="float" office:value="0.0000445842742919922">
                <text:p>0.000044584274291992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000612735748291016">
                <text:p>0.0000612735748291016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0302791595458984">
                <text:p>0.0000302791595458984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000615119934082031">
                <text:p>0.0000615119934082031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000622272491455078">
                <text:p>0.0000622272491455078</text:p>
              </table:table-cell>
              <table:table-cell office:value-type="float" office:value="0.0000302791595458984">
                <text:p>0.0000302791595458984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000615119934082031">
                <text:p>0.0000615119934082031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000622272491455078">
                <text:p>0.0000622272491455078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0302791595458984">
                <text:p>0.000030279159545898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0302791595458984">
                <text:p>0.000030279159545898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000622272491455078">
                <text:p>0.0000622272491455078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000624656677246094">
                <text:p>0.0000624656677246094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000634193420410156">
                <text:p>0.0000634193420410156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000622272491455078">
                <text:p>0.0000622272491455078</text:p>
              </table:table-cell>
              <table:table-cell office:value-type="float" office:value="0.0000307559967041016">
                <text:p>0.0000307559967041016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000638961791992187">
                <text:p>0.0000638961791992187</text:p>
              </table:table-cell>
              <table:table-cell office:value-type="float" office:value="0.0000307559967041016">
                <text:p>0.000030755996704101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000627040863037109">
                <text:p>0.0000627040863037109</text:p>
              </table:table-cell>
              <table:table-cell office:value-type="float" office:value="0.0000302791595458984">
                <text:p>0.000030279159545898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627040863037109">
                <text:p>0.0000627040863037109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000627040863037109">
                <text:p>0.0000627040863037109</text:p>
              </table:table-cell>
              <table:table-cell office:value-type="float" office:value="0.0000307559967041016">
                <text:p>0.0000307559967041016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0307559967041016">
                <text:p>0.0000307559967041016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.000030517578125">
                <text:p>0.000030517578125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000627040863037109">
                <text:p>0.0000627040863037109</text:p>
              </table:table-cell>
              <table:table-cell office:value-type="float" office:value="0.0000307559967041016">
                <text:p>0.0000307559967041016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0307559967041016">
                <text:p>0.0000307559967041016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000643730163574219">
                <text:p>0.0000643730163574219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00309944152832031">
                <text:p>0.0000309944152832031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000641345977783203">
                <text:p>0.0000641345977783203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000634193420410156">
                <text:p>0.0000634193420410156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000634193420410156">
                <text:p>0.0000634193420410156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000638961791992187">
                <text:p>0.0000638961791992187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000646114349365234">
                <text:p>0.0000646114349365234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00314712524414062">
                <text:p>0.0000314712524414062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000638961791992187">
                <text:p>0.0000638961791992187</text:p>
              </table:table-cell>
              <table:table-cell office:value-type="float" office:value="0.0000317096710205078">
                <text:p>0.0000317096710205078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00462532043457031">
                <text:p>0.0000462532043457031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0314712524414062">
                <text:p>0.0000314712524414062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0314712524414062">
                <text:p>0.0000314712524414062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000650882720947266">
                <text:p>0.0000650882720947266</text:p>
              </table:table-cell>
              <table:table-cell office:value-type="float" office:value="0.0000317096710205078">
                <text:p>0.0000317096710205078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0314712524414062">
                <text:p>0.0000314712524414062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0317096710205078">
                <text:p>0.000031709671020507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000650882720947266">
                <text:p>0.0000650882720947266</text:p>
              </table:table-cell>
              <table:table-cell office:value-type="float" office:value="0.0000317096710205078">
                <text:p>0.0000317096710205078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0314712524414062">
                <text:p>0.0000314712524414062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0317096710205078">
                <text:p>0.0000317096710205078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0319480895996094">
                <text:p>0.0000319480895996094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0319480895996094">
                <text:p>0.0000319480895996094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000939369201660156">
                <text:p>0.0000939369201660156</text:p>
              </table:table-cell>
              <table:table-cell office:value-type="float" office:value="0.0000407695770263672">
                <text:p>0.0000407695770263672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000650882720947266">
                <text:p>0.0000650882720947266</text:p>
              </table:table-cell>
              <table:table-cell office:value-type="float" office:value="0.0000417232513427734">
                <text:p>0.0000417232513427734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0317096710205078">
                <text:p>0.0000317096710205078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0317096710205078">
                <text:p>0.0000317096710205078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0000321865081787109">
                <text:p>0.000032186508178710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0317096710205078">
                <text:p>0.0000317096710205078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0319480895996094">
                <text:p>0.0000319480895996094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0321865081787109">
                <text:p>0.0000321865081787109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0321865081787109">
                <text:p>0.0000321865081787109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000658035278320312">
                <text:p>0.0000658035278320312</text:p>
              </table:table-cell>
              <table:table-cell office:value-type="float" office:value="0.0000321865081787109">
                <text:p>0.0000321865081787109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000658035278320312">
                <text:p>0.0000658035278320312</text:p>
              </table:table-cell>
              <table:table-cell office:value-type="float" office:value="0.0000324249267578125">
                <text:p>0.0000324249267578125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000650882720947266">
                <text:p>0.0000650882720947266</text:p>
              </table:table-cell>
              <table:table-cell office:value-type="float" office:value="0.0000324249267578125">
                <text:p>0.0000324249267578125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000658035278320312">
                <text:p>0.0000658035278320312</text:p>
              </table:table-cell>
              <table:table-cell office:value-type="float" office:value="0.0000324249267578125">
                <text:p>0.0000324249267578125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0321865081787109">
                <text:p>0.0000321865081787109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000669956207275391">
                <text:p>0.0000669956207275391</text:p>
              </table:table-cell>
              <table:table-cell office:value-type="float" office:value="0.0000584125518798828">
                <text:p>0.000058412551879882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00104427337646484">
                <text:p>0.000104427337646484</text:p>
              </table:table-cell>
              <table:table-cell office:value-type="float" office:value="0.0000412464141845703">
                <text:p>0.0000412464141845703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000884532928466797">
                <text:p>0.0000884532928466797</text:p>
              </table:table-cell>
              <table:table-cell office:value-type="float" office:value="0.0000634193420410156">
                <text:p>0.0000634193420410156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000948905944824219">
                <text:p>0.0000948905944824219</text:p>
              </table:table-cell>
              <table:table-cell office:value-type="float" office:value="0.0000414848327636719">
                <text:p>0.0000414848327636719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000858306884765625">
                <text:p>0.0000858306884765625</text:p>
              </table:table-cell>
              <table:table-cell office:value-type="float" office:value="0.0000514984130859375">
                <text:p>0.0000514984130859375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0436305999755859">
                <text:p>0.0000436305999755859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000777244567871094">
                <text:p>0.0000777244567871094</text:p>
              </table:table-cell>
              <table:table-cell office:value-type="float" office:value="0.0000514984130859375">
                <text:p>0.0000514984130859375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000898838043212891">
                <text:p>0.0000898838043212891</text:p>
              </table:table-cell>
              <table:table-cell office:value-type="float" office:value="0.0000662803649902344">
                <text:p>0.0000662803649902344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000805854797363281">
                <text:p>0.0000805854797363281</text:p>
              </table:table-cell>
              <table:table-cell office:value-type="float" office:value="0.0000345706939697266">
                <text:p>0.0000345706939697266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00352859497070312">
                <text:p>0.0000352859497070312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000805854797363281">
                <text:p>0.0000805854797363281</text:p>
              </table:table-cell>
              <table:table-cell office:value-type="float" office:value="0.0000441074371337891">
                <text:p>0.000044107437133789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000689029693603516">
                <text:p>0.0000689029693603516</text:p>
              </table:table-cell>
              <table:table-cell office:value-type="float" office:value="0.000034332275390625">
                <text:p>0.000034332275390625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0338554382324219">
                <text:p>0.0000338554382324219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000717639923095703">
                <text:p>0.0000717639923095703</text:p>
              </table:table-cell>
              <table:table-cell office:value-type="float" office:value="0.0000393390655517578">
                <text:p>0.0000393390655517578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000712871551513672">
                <text:p>0.0000712871551513672</text:p>
              </table:table-cell>
              <table:table-cell office:value-type="float" office:value="0.0000345706939697266">
                <text:p>0.0000345706939697266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00080108642578125">
                <text:p>0.000080108642578125</text:p>
              </table:table-cell>
              <table:table-cell office:value-type="float" office:value="0.0000340938568115234">
                <text:p>0.0000340938568115234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0338554382324219">
                <text:p>0.0000338554382324219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00338554382324219">
                <text:p>0.0000338554382324219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0338554382324219">
                <text:p>0.0000338554382324219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00348091125488281">
                <text:p>0.0000348091125488281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00345706939697266">
                <text:p>0.0000345706939697266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0348091125488281">
                <text:p>0.0000348091125488281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000789165496826172">
                <text:p>0.0000789165496826172</text:p>
              </table:table-cell>
              <table:table-cell office:value-type="float" office:value="0.0000329017639160156">
                <text:p>0.0000329017639160156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0000331401824951172">
                <text:p>0.0000331401824951172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0000331401824951172">
                <text:p>0.0000331401824951172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0331401824951172">
                <text:p>0.0000331401824951172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000689029693603516">
                <text:p>0.0000689029693603516</text:p>
              </table:table-cell>
              <table:table-cell office:value-type="float" office:value="0.0000333786010742187">
                <text:p>0.0000333786010742187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000689029693603516">
                <text:p>0.0000689029693603516</text:p>
              </table:table-cell>
              <table:table-cell office:value-type="float" office:value="0.0000333786010742187">
                <text:p>0.0000333786010742187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0000333786010742187">
                <text:p>0.0000333786010742187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0006866455078125">
                <text:p>0.00006866455078125</text:p>
              </table:table-cell>
              <table:table-cell office:value-type="float" office:value="0.0000331401824951172">
                <text:p>0.000033140182495117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006866455078125">
                <text:p>0.00006866455078125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0333786010742187">
                <text:p>0.0000333786010742187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000689029693603516">
                <text:p>0.0000689029693603516</text:p>
              </table:table-cell>
              <table:table-cell office:value-type="float" office:value="0.0000331401824951172">
                <text:p>0.0000331401824951172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000920295715332031">
                <text:p>0.0000920295715332031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0333786010742187">
                <text:p>0.0000333786010742187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000696182250976562">
                <text:p>0.0000696182250976562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000696182250976562">
                <text:p>0.0000696182250976562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000696182250976562">
                <text:p>0.0000696182250976562</text:p>
              </table:table-cell>
              <table:table-cell office:value-type="float" office:value="0.0000338554382324219">
                <text:p>0.0000338554382324219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0345706939697266">
                <text:p>0.0000345706939697266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00345706939697266">
                <text:p>0.0000345706939697266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0345706939697266">
                <text:p>0.0000345706939697266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0034332275390625">
                <text:p>0.000034332275390625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000910758972167969">
                <text:p>0.0000910758972167969</text:p>
              </table:table-cell>
              <table:table-cell office:value-type="float" office:value="0.0000352859497070312">
                <text:p>0.0000352859497070312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000789165496826172">
                <text:p>0.0000789165496826172</text:p>
              </table:table-cell>
              <table:table-cell office:value-type="float" office:value="0.0000345706939697266">
                <text:p>0.0000345706939697266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0034332275390625">
                <text:p>0.00003433227539062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000696182250976562">
                <text:p>0.0000696182250976562</text:p>
              </table:table-cell>
              <table:table-cell office:value-type="float" office:value="0.0000345706939697266">
                <text:p>0.0000345706939697266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0345706939697266">
                <text:p>0.00003457069396972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034332275390625">
                <text:p>0.0000343322753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